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, Arial" svg:font-family="'Helvetica, Arial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, Arial1" svg:font-family="'Helvetica, Aria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6.6931in" style:rel-width="100%" fo:margin-left="-0.075in" fo:margin-top="0in" fo:margin-bottom="0in" table:align="left" style:writing-mode="lr-tb"/>
    </style:style>
    <style:style style:name="Таблица1.A" style:family="table-column">
      <style:table-column-properties style:column-width="2.9528in" style:rel-column-width="28914*"/>
    </style:style>
    <style:style style:name="Таблица1.B" style:family="table-column">
      <style:table-column-properties style:column-width="1.7722in" style:rel-column-width="17353*"/>
    </style:style>
    <style:style style:name="Таблица1.C" style:family="table-column">
      <style:table-column-properties style:column-width="1.9681in" style:rel-column-width="19268*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rsid="001bc743" officeooo:paragraph-rsid="001bc743" style:font-size-asian="14pt" style:font-weight-asian="bold" style:font-size-complex="14pt"/>
    </style:style>
    <style:style style:name="P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01922ab" officeooo:paragraph-rsid="001922ab"/>
    </style:style>
    <style:style style:name="P5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style:font-size-asian="14pt" style:font-name-complex="Times New Roman2" style:font-size-complex="14pt"/>
    </style:style>
    <style:style style:name="P6" style:family="paragraph" style:parent-style-name="Standard_20__28_user_29_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officeooo:paragraph-rsid="0015950d" style:font-size-asian="14pt" style:font-size-complex="14pt"/>
    </style:style>
    <style:style style:name="P9" style:family="paragraph" style:parent-style-name="Standard_20__28_user_29_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language="en" fo:country="US" style:font-name-complex="Courier New1"/>
    </style:style>
    <style:style style:name="P10" style:family="paragraph" style:parent-style-name="Standard_20__28_user_29_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language="en" fo:country="US" officeooo:paragraph-rsid="0020762e" style:font-name-complex="Courier New1"/>
    </style:style>
    <style:style style:name="P11" style:family="paragraph" style:parent-style-name="Standard_20__28_user_29_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language="en" fo:country="US" officeooo:paragraph-rsid="00207bfe" style:font-name-complex="Courier New1"/>
    </style:style>
    <style:style style:name="P12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style:font-name="Courier New" fo:language="en" fo:country="US" officeooo:paragraph-rsid="0020762e" style:font-name-complex="Courier New1"/>
    </style:style>
    <style:style style:name="P13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</style:style>
    <style:style style:name="P14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 fo:break-before="page"/>
      <style:text-properties style:font-name="Courier New" fo:language="en" fo:country="US" officeooo:paragraph-rsid="0020762e" style:font-name-complex="Courier New1"/>
    </style:style>
    <style:style style:name="P15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 fo:break-before="page"/>
    </style:style>
    <style:style style:name="P16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7" style:family="paragraph" style:parent-style-name="Standard_20__28_user_29_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18" style:family="paragraph" style:parent-style-name="Standard_20__28_user_29_">
      <style:paragraph-properties fo:line-height="150%" fo:text-align="center" style:justify-single-word="false"/>
    </style:style>
    <style:style style:name="P19" style:family="paragraph" style:parent-style-name="Standard_20__28_user_29_">
      <style:text-properties fo:font-size="14pt" style:font-size-asian="14pt" style:font-size-complex="14pt"/>
    </style:style>
    <style:style style:name="P20" style:family="paragraph" style:parent-style-name="Standard_20__28_user_29_">
      <style:paragraph-properties fo:line-height="150%" fo:text-align="center" style:justify-single-word="false"/>
      <style:text-properties fo:font-size="14pt" style:font-size-asian="14pt" style:font-size-complex="14pt"/>
    </style:style>
    <style:style style:name="P21" style:family="paragraph" style:parent-style-name="Standard_20__28_user_29_">
      <style:paragraph-properties style:snap-to-layout-grid="false"/>
      <style:text-properties fo:font-size="14pt" style:font-size-asian="14pt" style:font-size-complex="14pt"/>
    </style:style>
    <style:style style:name="P22" style:family="paragraph" style:parent-style-name="Standard_20__28_user_29_">
      <style:paragraph-properties fo:line-height="150%"/>
      <style:text-properties fo:font-size="14pt" style:font-size-asian="14pt" style:font-size-complex="14pt" style:font-weight-complex="bold"/>
    </style:style>
    <style:style style:name="P23" style:family="paragraph" style:parent-style-name="Standard_20__28_user_29_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24" style:family="paragraph" style:parent-style-name="Standard_20__28_user_29_">
      <style:paragraph-properties fo:text-align="center" style:justify-single-word="false"/>
      <style:text-properties fo:font-size="14pt" style:font-size-asian="14pt" style:font-size-complex="14pt"/>
    </style:style>
    <style:style style:name="P25" style:family="paragraph" style:parent-style-name="Standard_20__28_user_29_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26" style:family="paragraph" style:parent-style-name="Standard_20__28_user_29_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27" style:family="paragraph" style:parent-style-name="Standard_20__28_user_29_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_20__28_user_29_">
      <style:paragraph-properties fo:line-height="150%" fo:text-align="center" style:justify-single-word="false"/>
      <style:text-properties fo:font-variant="normal" fo:text-transform="none" fo:font-size="14pt" style:font-size-asian="14pt" style:font-size-complex="14pt"/>
    </style:style>
    <style:style style:name="P29" style:family="paragraph" style:parent-style-name="Standard_20__28_user_29_">
      <style:paragraph-properties fo:margin-left="0in" fo:margin-right="0in" fo:line-height="150%" fo:text-align="justify" style:justify-single-word="false" fo:text-indent="0.2126in" style:auto-text-indent="false"/>
      <style:text-properties fo:font-size="14pt" officeooo:paragraph-rsid="001b339a" style:font-size-asian="14pt" style:font-size-complex="14pt"/>
    </style:style>
    <style:style style:name="P30" style:family="paragraph" style:parent-style-name="Standard_20__28_user_29_">
      <style:paragraph-properties fo:margin-left="0in" fo:margin-right="0in" fo:line-height="150%" fo:text-align="justify" style:justify-single-word="false" fo:text-indent="0.2126in" style:auto-text-indent="false"/>
      <style:text-properties fo:font-size="14pt" officeooo:rsid="001b339a" officeooo:paragraph-rsid="001b339a" style:font-size-asian="14pt" style:font-size-complex="14pt"/>
    </style:style>
    <style:style style:name="P31" style:family="paragraph" style:parent-style-name="Standard_20__28_user_29_">
      <style:paragraph-properties fo:margin-left="0in" fo:margin-right="0in" fo:line-height="150%" fo:text-align="justify" style:justify-single-word="false" fo:text-indent="0.2126in" style:auto-text-indent="false"/>
      <style:text-properties fo:font-size="14pt" officeooo:rsid="001b339a" officeooo:paragraph-rsid="001bc743" style:font-size-asian="14pt" style:font-size-complex="14pt"/>
    </style:style>
    <style:style style:name="P32" style:family="paragraph" style:parent-style-name="Standard_20__28_user_29_">
      <style:paragraph-properties fo:margin-left="0in" fo:margin-right="0in" fo:line-height="150%" fo:text-align="justify" style:justify-single-word="false" fo:text-indent="0.2126in" style:auto-text-indent="false"/>
      <style:text-properties fo:font-size="14pt" officeooo:rsid="001bc743" officeooo:paragraph-rsid="001bc743" style:font-size-asian="14pt" style:font-size-complex="14pt"/>
    </style:style>
    <style:style style:name="P33" style:family="paragraph" style:parent-style-name="Standard">
      <style:paragraph-properties fo:margin-left="0.4252in" fo:margin-right="0in" fo:line-height="150%" fo:text-indent="0.2126in" style:auto-text-indent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34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15950d" officeooo:paragraph-rsid="001bc743" style:font-size-asian="14pt" style:font-weight-asian="normal" style:font-size-complex="14pt" style:font-weight-complex="normal"/>
    </style:style>
    <style:style style:name="P35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1d88a4" officeooo:paragraph-rsid="001d88a4" style:font-size-asian="14pt" style:font-weight-asian="normal" style:font-size-complex="14pt" style:font-weight-complex="normal"/>
    </style:style>
    <style:style style:name="P36" style:family="paragraph" style:parent-style-name="Standard" style:list-style-name="WWNum1">
      <style:paragraph-properties fo:margin-left="0in" fo:margin-right="0in" fo:line-height="150%" fo:text-align="justify" style:justify-single-word="false" fo:text-indent="0.2126in" style:auto-text-indent="false"/>
      <style:text-properties fo:font-size="14pt" fo:font-weight="normal" officeooo:rsid="0015950d" officeooo:paragraph-rsid="0021489e" style:font-size-asian="14pt" style:font-weight-asian="normal" style:font-size-complex="14pt" style:font-weight-complex="normal"/>
    </style:style>
    <style:style style:name="P37" style:family="paragraph" style:parent-style-name="Standard" style:list-style-name="WWNum1">
      <style:paragraph-properties fo:margin-left="0in" fo:margin-right="0in" fo:line-height="150%" fo:text-align="justify" style:justify-single-word="false" fo:text-indent="0.2126in" style:auto-text-indent="false"/>
      <style:text-properties fo:font-size="14pt" fo:font-weight="normal" officeooo:rsid="0015950d" officeooo:paragraph-rsid="00224378" style:font-size-asian="14pt" style:font-weight-asian="normal" style:font-size-complex="14pt" style:font-weight-complex="normal"/>
    </style:style>
    <style:style style:name="P38" style:family="paragraph" style:parent-style-name="Standard" style:list-style-name="WWNum1" style:master-page-name="">
      <loext:graphic-properties draw:fill="none"/>
      <style:paragraph-properties fo:margin-left="0.5in" fo:margin-right="0in" fo:line-height="150%" fo:text-align="justify" style:justify-single-word="false" fo:orphans="2" fo:widows="2" fo:hyphenation-ladder-count="no-limit" fo:text-indent="0.1866in" style:auto-text-indent="false" style:page-number="auto" fo:background-color="transparent" style:vertical-align="baseline" style:writing-mode="lr-tb"/>
      <style:text-properties fo:font-size="14pt" fo:font-weight="normal" officeooo:rsid="001d88a4" officeooo:paragraph-rsid="0021489e" style:font-size-asian="14pt" style:font-weight-asian="normal" style:font-size-complex="14pt" style:font-weight-complex="normal" fo:hyphenate="false" fo:hyphenation-remain-char-count="2" fo:hyphenation-push-char-count="2"/>
    </style:style>
    <style:style style:name="P39" style:family="paragraph" style:parent-style-name="Standard" style:list-style-name="WWNum1" style:master-page-name="">
      <loext:graphic-properties draw:fill="none"/>
      <style:paragraph-properties fo:margin-left="0.5in" fo:margin-right="0in" fo:line-height="150%" fo:text-align="justify" style:justify-single-word="false" fo:orphans="2" fo:widows="2" fo:hyphenation-ladder-count="no-limit" fo:text-indent="0.1866in" style:auto-text-indent="false" style:page-number="auto" fo:background-color="transparent" style:vertical-align="baseline" style:writing-mode="lr-tb"/>
      <style:text-properties fo:font-size="14pt" fo:font-weight="normal" officeooo:rsid="001e6926" officeooo:paragraph-rsid="00224378" style:font-size-asian="14pt" style:font-weight-asian="normal" style:font-size-complex="14pt" style:font-weight-complex="normal" fo:hyphenate="false" fo:hyphenation-remain-char-count="2" fo:hyphenation-push-char-count="2"/>
    </style:style>
    <style:style style:name="P40" style:family="paragraph" style:parent-style-name="Standard" style:list-style-name="WWNum1">
      <loext:graphic-properties draw:fill="none"/>
      <style:paragraph-properties fo:margin-left="0.5in" fo:margin-right="0in" fo:line-height="150%" fo:text-align="justify" style:justify-single-word="false" fo:orphans="2" fo:widows="2" fo:hyphenation-ladder-count="no-limit" fo:text-indent="0.1866in" style:auto-text-indent="false" fo:background-color="transparent" style:vertical-align="baseline" style:writing-mode="lr-tb"/>
      <style:text-properties fo:font-size="14pt" fo:font-weight="normal" officeooo:rsid="0021489e" officeooo:paragraph-rsid="0021489e" style:font-size-asian="14pt" style:font-weight-asian="normal" style:font-size-complex="14pt" style:font-weight-complex="normal" fo:hyphenate="false" fo:hyphenation-remain-char-count="2" fo:hyphenation-push-char-count="2"/>
    </style:style>
    <style:style style:name="P41" style:family="paragraph" style:parent-style-name="Standard" style:list-style-name="WWNum1">
      <loext:graphic-properties draw:fill="none"/>
      <style:paragraph-properties fo:margin-left="0.5in" fo:margin-right="0in" fo:line-height="150%" fo:text-align="justify" style:justify-single-word="false" fo:orphans="2" fo:widows="2" fo:hyphenation-ladder-count="no-limit" fo:text-indent="0.1866in" style:auto-text-indent="false" fo:background-color="transparent" style:vertical-align="baseline" style:writing-mode="lr-tb"/>
      <style:text-properties fo:font-size="14pt" fo:font-weight="normal" officeooo:rsid="00224378" officeooo:paragraph-rsid="00224378" style:font-size-asian="14pt" style:font-weight-asian="normal" style:font-size-complex="14pt" style:font-weight-complex="normal" fo:hyphenate="false" fo:hyphenation-remain-char-count="2" fo:hyphenation-push-char-count="2"/>
    </style:style>
    <style:style style:name="P42" style:family="paragraph" style:parent-style-name="Standard" style:list-style-name="WWNum1">
      <loext:graphic-properties draw:fill="none"/>
      <style:paragraph-properties fo:margin-left="0.5in" fo:margin-right="0in" fo:line-height="150%" fo:text-align="justify" style:justify-single-word="false" fo:orphans="2" fo:widows="2" fo:hyphenation-ladder-count="no-limit" fo:text-indent="0.1866in" style:auto-text-indent="false" fo:background-color="transparent" style:vertical-align="baseline" style:writing-mode="lr-tb"/>
      <style:text-properties fo:font-size="14pt" fo:font-weight="normal" officeooo:rsid="001e6926" officeooo:paragraph-rsid="00224378" style:font-size-asian="14pt" style:font-weight-asian="normal" style:font-size-complex="14pt" style:font-weight-complex="normal" fo:hyphenate="false" fo:hyphenation-remain-char-count="2" fo:hyphenation-push-char-count="2"/>
    </style:style>
    <style:style style:name="P43" style:family="paragraph" style:parent-style-name="Standard" style:list-style-name="WWNum1">
      <loext:graphic-properties draw:fill="none"/>
      <style:paragraph-properties fo:margin-left="0.5in" fo:margin-right="0in" fo:line-height="150%" fo:text-align="justify" style:justify-single-word="false" fo:orphans="2" fo:widows="2" fo:hyphenation-ladder-count="no-limit" fo:text-indent="0.1866in" style:auto-text-indent="false" fo:background-color="transparent" style:vertical-align="baseline" style:writing-mode="lr-tb"/>
      <style:text-properties fo:font-size="14pt" officeooo:rsid="001e6926" officeooo:paragraph-rsid="00224378" style:font-size-asian="14pt" style:font-size-complex="14pt" fo:hyphenate="false" fo:hyphenation-remain-char-count="2" fo:hyphenation-push-char-count="2"/>
    </style:style>
    <style:style style:name="P44" style:family="paragraph" style:parent-style-name="Standard" style:list-style-name="WWNum1">
      <loext:graphic-properties draw:fill="none"/>
      <style:paragraph-properties fo:margin-left="0.5in" fo:margin-right="0in" fo:line-height="150%" fo:text-align="justify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4pt" fo:font-weight="normal" officeooo:rsid="0021489e" officeooo:paragraph-rsid="0021489e" style:font-size-asian="14pt" style:font-weight-asian="normal" style:font-size-complex="14pt" style:font-weight-complex="normal" fo:hyphenate="false" fo:hyphenation-remain-char-count="2" fo:hyphenation-push-char-count="2"/>
    </style:style>
    <style:style style:name="P45" style:family="paragraph" style:parent-style-name="Standard_20__28_user_29_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46" style:family="paragraph" style:parent-style-name="Standard_20__28_user_29_" style:master-page-name="Converted1">
      <style:paragraph-properties fo:margin-left="0.3937in" fo:margin-right="0in" fo:line-height="150%" fo:text-align="justify" style:justify-single-word="false" fo:text-indent="0.0984in" style:auto-text-indent="false" style:page-number="auto"/>
      <style:text-properties fo:font-size="14pt" fo:font-weight="bold" style:font-size-asian="14pt" style:font-weight-asian="bold" style:font-size-complex="14pt"/>
    </style:style>
    <style:style style:name="P47" style:family="paragraph" style:parent-style-name="Standard_20__28_user_29_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language="en" fo:country="US" style:font-name-complex="Courier New1"/>
    </style:style>
    <style:style style:name="P48" style:family="paragraph" style:parent-style-name="Standard_20__28_user_29_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language="en" fo:country="US" officeooo:paragraph-rsid="00207bfe" style:font-name-complex="Courier New1"/>
    </style:style>
    <style:style style:name="T1" style:family="text">
      <style:text-properties fo:text-transform="uppercase" fo:font-size="14pt" style:font-size-asian="14pt" style:font-size-complex="14pt" style:font-weight-complex="normal"/>
    </style:style>
    <style:style style:name="T2" style:family="text">
      <style:text-properties fo:text-transform="uppercase" fo:font-size="14pt" officeooo:rsid="0020762e" style:font-size-asian="14pt" style:font-size-complex="14pt" style:font-weight-complex="normal"/>
    </style:style>
    <style:style style:name="T3" style:family="text">
      <style:text-properties fo:text-transform="uppercase" fo:font-size="14pt" fo:language="en" fo:country="US" officeooo:rsid="0016a05e" style:font-size-asian="14pt" style:font-size-complex="14pt" style:font-weight-complex="normal"/>
    </style:style>
    <style:style style:name="T4" style:family="text">
      <style:text-properties fo:text-transform="uppercase" fo:font-size="14pt" fo:language="en" fo:country="US" officeooo:rsid="0020762e" style:font-size-asian="14pt" style:font-size-complex="14pt" style:font-weight-complex="normal"/>
    </style:style>
    <style:style style:name="T5" style:family="text">
      <style:text-properties fo:text-transform="uppercase" style:font-size-complex="14pt"/>
    </style:style>
    <style:style style:name="T6" style:family="text">
      <style:text-properties fo:text-transform="uppercase" style:font-name="Times New Roman1" fo:font-size="14pt" style:font-size-asian="14pt" style:font-size-complex="14pt" style:font-weight-complex="normal"/>
    </style:style>
    <style:style style:name="T7" style:family="text">
      <style:text-properties fo:text-transform="uppercase" style:font-name="Times New Roman1" fo:font-size="14pt" officeooo:rsid="0016a05e" style:font-size-asian="14pt" style:font-size-complex="14pt" style:font-weight-complex="normal"/>
    </style:style>
    <style:style style:name="T8" style:family="text">
      <style:text-properties fo:text-transform="uppercase" style:font-name="Times New Roman1" fo:font-size="14pt" officeooo:rsid="0020762e" style:font-size-asian="14pt" style:font-size-complex="14pt" style:font-weight-complex="normal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size-asian="14pt" style:language-asian="ru" style:country-asian="RU" style:font-size-complex="14pt"/>
    </style:style>
    <style:style style:name="T12" style:family="text">
      <style:text-properties fo:font-size="14pt" officeooo:rsid="00103d00" style:font-size-asian="14pt" style:language-asian="ru" style:country-asian="RU" style:font-size-complex="14pt"/>
    </style:style>
    <style:style style:name="T13" style:family="text">
      <style:text-properties fo:font-size="14pt" officeooo:rsid="001a8d6a" style:font-size-asian="14pt" style:language-asian="ru" style:country-asian="RU" style:font-size-complex="14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officeooo:rsid="0015950d"/>
    </style:style>
    <style:style style:name="T16" style:family="text">
      <style:text-properties style:language-asian="ru" style:country-asian="RU"/>
    </style:style>
    <style:style style:name="T17" style:family="text">
      <style:text-properties officeooo:rsid="0020762e" style:language-asian="ru" style:country-asian="RU"/>
    </style:style>
    <style:style style:name="T18" style:family="text">
      <style:text-properties officeooo:rsid="001922ab"/>
    </style:style>
    <style:style style:name="T19" style:family="text">
      <style:text-properties officeooo:rsid="001bc743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029e3" style:font-weight-asian="normal" style:font-weight-complex="normal"/>
    </style:style>
    <style:style style:name="T22" style:family="text">
      <style:text-properties fo:font-weight="normal" officeooo:rsid="00224378" style:font-weight-asian="normal" style:font-weight-complex="normal"/>
    </style:style>
    <style:style style:name="T23" style:family="text">
      <style:text-properties officeooo:rsid="0021489e"/>
    </style:style>
    <style:style style:name="T24" style:family="text">
      <style:text-properties officeooo:rsid="002243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17">МИНОБРНАУКИ РОССИИ</text:p>
      <text:p text:style-name="P17">Санкт-Петербургский государственный</text:p>
      <text:p text:style-name="P17">электротехнический университет</text:p>
      <text:p text:style-name="P17">«ЛЭТИ» им. В.И. Ульянова (Ленина)</text:p>
      <text:p text:style-name="P6">Кафедра МО ЭВМ</text:p>
      <text:p text:style-name="P17"/>
      <text:p text:style-name="P17"/>
      <text:p text:style-name="P17"/>
      <text:p text:style-name="P17"/>
      <text:p text:style-name="P17"/>
      <text:p text:style-name="P17"/>
      <text:p text:style-name="P20"/>
      <text:p text:style-name="P16"><text:span text:style-name="Book_20_Title"><text:span text:style-name="T5">отчет</text:span></text:span></text:p>
      <text:p text:style-name="P26">по лабораторной работе №<text:span text:style-name="T18">3</text:span></text:p>
      <text:p text:style-name="P18"><text:span text:style-name="T9">по дисциплине </text:span><text:span text:style-name="T10">«Операционные системы»</text:span></text:p>
      <text:p text:style-name="P27"><text:s/>Тема: Исследование <text:span text:style-name="T18">организации управления основной памятью</text:span></text:p>
      <text:p text:style-name="P28"><text:span text:style-name="Book_20_Title"/></text:p>
      <text:p text:style-name="P20"/>
      <text:p text:style-name="P20"/>
      <text:p text:style-name="P20"/>
      <text:p text:style-name="P2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9">Студент гр. 8383</text:p>
          </table:table-cell>
          <table:table-cell table:style-name="Таблица1.B1" office:value-type="string">
            <text:p text:style-name="P21"/>
          </table:table-cell>
          <table:table-cell table:style-name="Таблица1.A1" office:value-type="string">
            <text:p text:style-name="P24">Ларин А.</text:p>
          </table:table-cell>
        </table:table-row>
        <table:table-row table:style-name="Таблица1.1">
          <table:table-cell table:style-name="Таблица1.A1" office:value-type="string">
            <text:p text:style-name="P19">Преподаватель</text:p>
          </table:table-cell>
          <table:table-cell table:style-name="Таблица1.B2" office:value-type="string">
            <text:p text:style-name="P21"/>
          </table:table-cell>
          <table:table-cell table:style-name="Таблица1.A1" office:value-type="string">
            <text:p text:style-name="P25">Ефремов М.А,</text:p>
          </table:table-cell>
        </table:table-row>
      </table:table>
      <text:p text:style-name="P23"/>
      <text:p text:style-name="P23"/>
      <text:p text:style-name="P23"/>
      <text:p text:style-name="P22"/>
      <text:p text:style-name="P23">Санкт-Петербург</text:p>
      <text:p text:style-name="P23">2020</text:p>
      <text:p text:style-name="P46">Цель работы.</text:p>
      <text:p text:style-name="P4"><text:span text:style-name="T12">В </text:span><text:span text:style-name="T11">лабораторной работе исследуются структуры данных и работа фу</text:span><text:span text:style-name="T13">н</text:span><text:span text:style-name="T11">кций управления памятью ядра операционной системы.</text:span></text:p>
      <text:p text:style-name="P5"/>
      <text:p text:style-name="P33">Выполнение</text:p>
      <text:p text:style-name="P29">Написан код .COM модуля, который <text:span text:style-name="T18">при помощи прерывания 4Ah достает информацию о количестве доступной памяти, далее достает размер расширенной памяти из CMOS, информацию о блоках управления памятью MCB, и выводит эту информацию на экран. Результат работы представлен в приложении А, L3_1.</text:span></text:p>
      <text:p text:style-name="P30">Далее программа модифицируется, и теперь освобождает всю неиспользуемую ей память. <text:s/><text:span text:style-name="T18">Результат работы представлен в приложении А, L3_</text:span>2.</text:p>
      <text:p text:style-name="P31">Далее программа сразу после освобождения памяти запрашивает дополнительно 64Кб. <text:span text:style-name="T18">Результат работы представлен в приложении А, L3_3</text:span>.</text:p>
      <text:p text:style-name="P32">Далее изначальная программа модифицируется таким образом, чтобы запрашивать память перед ее очищением. <text:s/><text:span text:style-name="T18">Результат работы представлен в приложении А, L3_4.</text:span></text:p>
      <text:p text:style-name="P32">Код программ представлен в приложении Б</text:p>
      <text:p text:style-name="P32"/>
      <text:p text:style-name="P3">Контрольные вопросы</text:p>
      <text:list xml:id="list2183245847" text:style-name="WWNum1">
        <text:list-item>
          <text:p text:style-name="P34">Что <text:span text:style-name="T19">означает «доступный объем памяти»</text:span>?</text:p>
          <text:p text:style-name="P35">Память, которая может быть отведена исполняемой программе. </text:p>
        </text:list-item>
        <text:list-item>
          <text:p text:style-name="P36">Где MCB блок вашей программы в списке?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38">П<text:span text:style-name="T23">ринадлежность блока определяется по полю владельца в блокЕ, а так же по полю, содержащему восемь байтов, которые, в случае принадлежности блока нашей программе будут содержать имя исполняемого файла</text:span></text:p>
                                  <text:p text:style-name="P40">Во всех случаях нашей программе принадлежит блок 4 размером 144 байта, вероятно содержащий переменные среды</text:p>
                                  <text:p text:style-name="P41">Первый случай: пятый блок</text:p>
                                  <text:p text:style-name="P41"><text:soft-page-break/>Второй случай: пятый блок+ шестой освобожденный</text:p>
                                  <text:p text:style-name="P41">Третий случай: пятый и шестой блок+ седьмой освобожденный</text:p>
                                  <text:p text:style-name="P41">Четвертый случай: пятый блок+ шестой освобожденный</text:p>
                                  <text:p text:style-name="P44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7">Какой размер памяти занимает программа в каждом случае?</text:p>
          <text:p text:style-name="P39">Программа 1 занимает всю доступную память — 59088 байт.</text:p>
          <text:p text:style-name="P42"><text:span text:style-name="T24">П</text:span>рограмма 2 освобождает неиспользуемую память и занимает 1376 байт.</text:p>
          <text:p text:style-name="P43"><text:span text:style-name="T20">Программа 3 занимает 1440 байт</text:span><text:span text:style-name="T22">(пятый блок)</text:span><text:span text:style-name="T20">. </text:span><text:span text:style-name="T21">+ </text:span><text:span text:style-name="T22">выделенные</text:span><text:span text:style-name="T21"> 64Кб</text:span><text:span text:style-name="T22">(шестой блок)</text:span></text:p>
          <text:p text:style-name="P43"><text:span text:style-name="T20">Программа </text:span><text:span text:style-name="T21">4</text:span><text:span text:style-name="T20"> занимает 1440</text:span><text:span text:style-name="T21"> </text:span><text:span text:style-name="T20">байт, </text:span><text:span text:style-name="T22">остальное очищено</text:span></text:p>
        </text:list-item>
      </text:list>
      <text:p text:style-name="P7">Выводы.</text:p>
      <text:p text:style-name="P8">В результате работы были разобраны некоторые концепции языка ассемблера и работы операционной системы DOS. <text:span text:style-name="T15">Были и</text:span><text:span text:style-name="T16">сследован</text:span><text:span text:style-name="T17">ы</text:span><text:span text:style-name="T16"> </text:span><text:span text:style-name="T17">структуры данных и функции управления памятью.</text:span></text:p>
      <text:p text:style-name="P15"><text:span text:style-name="Book_20_Title"><text:span text:style-name="T1">Приложение А</text:span></text:span></text:p>
      <text:p text:style-name="P13"><text:span text:style-name="Book_20_Title"><text:span text:style-name="T14"/></text:span></text:p>
      <text:p text:style-name="P13"><text:span text:style-name="Book_20_Title"><text:span text:style-name="T3">L</text:span></text:span><text:span text:style-name="Book_20_Title"><text:span text:style-name="T4">3_1</text:span></text:span></text:p>
      <text:p text:style-name="P9"><text:s/>Avaible memory: E6D0</text:p>
      <text:p text:style-name="P9"><text:s/>Extended memory: 3C00</text:p>
      <text:p text:style-name="P9"/>
      <text:p text:style-name="P9"><text:s/>MCB 0001</text:p>
      <text:p text:style-name="P9"><text:s/>Owner <text:s/>MS DOS</text:p>
      <text:p text:style-name="P9"/>
      <text:p text:style-name="P9"><text:s/>Size 0010</text:p>
      <text:p text:style-name="P9"/>
      <text:p text:style-name="P9"/>
      <text:p text:style-name="P9"/>
      <text:p text:style-name="P9"><text:s/>MCB 0002</text:p>
      <text:p text:style-name="P9"><text:s/>Owner <text:s/>free</text:p>
      <text:p text:style-name="P9"/>
      <text:p text:style-name="P9"><text:s/>Size 0040</text:p>
      <text:p text:style-name="P9"/>
      <text:p text:style-name="P9">DPMILOAD</text:p>
      <text:p text:style-name="P9"/>
      <text:p text:style-name="P9"><text:s/>MCB 0003</text:p>
      <text:p text:style-name="P9"><text:s/>Owner 0040</text:p>
      <text:p text:style-name="P9"><text:s/>Size 0100</text:p>
      <text:p text:style-name="P9"/>
      <text:p text:style-name="P9"/>
      <text:p text:style-name="P9"/>
      <text:p text:style-name="P9"><text:s/>MCB 0004</text:p>
      <text:p text:style-name="P9"><text:s/>Owner 0192</text:p>
      <text:p text:style-name="P9"><text:s/>Size 0090</text:p>
      <text:p text:style-name="P9"/>
      <text:p text:style-name="P9"/>
      <text:p text:style-name="P9"/>
      <text:p text:style-name="P9"><text:s/>MCB 0005</text:p>
      <text:p text:style-name="P9"><text:s/>Owner 0192</text:p>
      <text:p text:style-name="P9"><text:s/>Size E6D0</text:p>
      <text:p text:style-name="P9"/>
      <text:p text:style-name="P9">L3_1</text:p>
      <text:p text:style-name="P9"/>
      <text:p text:style-name="P9"/>
      <text:p text:style-name="P12"><text:span text:style-name="Book_20_Title"><text:span text:style-name="T7">L</text:span></text:span><text:span text:style-name="Book_20_Title"><text:span text:style-name="T8">3_2</text:span></text:span></text:p>
      <text:p text:style-name="P9"><text:s/>Avaible memory: E6D0</text:p>
      <text:p text:style-name="P9">Mem freed</text:p>
      <text:p text:style-name="P9"><text:s/>Extended memory: 3C00</text:p>
      <text:p text:style-name="P9"/>
      <text:p text:style-name="P9"><text:s/>MCB 0001</text:p>
      <text:p text:style-name="P9"><text:s/>Owner <text:s/>MS DOS</text:p>
      <text:p text:style-name="P9"><text:soft-page-break/><text:s/>Size 0010</text:p>
      <text:p text:style-name="P9"/>
      <text:p text:style-name="P9"/>
      <text:p text:style-name="P9"><text:s/>MCB 0002</text:p>
      <text:p text:style-name="P9"><text:s/>Owner <text:s/>free</text:p>
      <text:p text:style-name="P9"><text:s/>Size 0040</text:p>
      <text:p text:style-name="P9">DPMILOAD</text:p>
      <text:p text:style-name="P9"/>
      <text:p text:style-name="P9"><text:s/>MCB 0003</text:p>
      <text:p text:style-name="P9"><text:s/>Owner 0040</text:p>
      <text:p text:style-name="P9"><text:s/>Size 0100</text:p>
      <text:p text:style-name="P9"/>
      <text:p text:style-name="P9"/>
      <text:p text:style-name="P9"><text:s/>MCB 0004</text:p>
      <text:p text:style-name="P9"><text:s/>Owner 0192</text:p>
      <text:p text:style-name="P9"><text:s/>Size 0090</text:p>
      <text:p text:style-name="P9"/>
      <text:p text:style-name="P9"/>
      <text:p text:style-name="P9"><text:s/>MCB 0005</text:p>
      <text:p text:style-name="P9"><text:s/>Owner 0192</text:p>
      <text:p text:style-name="P9"><text:s/>Size 0560</text:p>
      <text:p text:style-name="P9">L3_2</text:p>
      <text:p text:style-name="P9"/>
      <text:p text:style-name="P9"><text:s/>MCB 0006</text:p>
      <text:p text:style-name="P9"><text:s/>Owner <text:s/>free</text:p>
      <text:p text:style-name="P9"><text:s/>Size E160</text:p>
      <text:p text:style-name="P9">e to ini</text:p>
      <text:p text:style-name="P9"/>
      <text:p text:style-name="P9"/>
      <text:p text:style-name="P12"><text:span text:style-name="Book_20_Title"><text:span text:style-name="T7">L</text:span></text:span><text:span text:style-name="Book_20_Title"><text:span text:style-name="T8">3_3</text:span></text:span></text:p>
      <text:p text:style-name="P9"><text:s/>Avaible memory: E6D0</text:p>
      <text:p text:style-name="P9">Mem freed</text:p>
      <text:p text:style-name="P9">Mem allocated</text:p>
      <text:p text:style-name="P9"><text:s/>Extended memory: 3C00</text:p>
      <text:p text:style-name="P9"/>
      <text:p text:style-name="P9"><text:s/>MCB 0001</text:p>
      <text:p text:style-name="P9"><text:s/>Owner <text:s/>MS DOS</text:p>
      <text:p text:style-name="P9"><text:s/>Size 0010</text:p>
      <text:p text:style-name="P9"/>
      <text:p text:style-name="P9"/>
      <text:p text:style-name="P9"><text:s/>MCB 0002</text:p>
      <text:p text:style-name="P9"><text:s/>Owner <text:s/>free</text:p>
      <text:p text:style-name="P9"><text:s/>Size 0040</text:p>
      <text:p text:style-name="P9">DPMILOAD</text:p>
      <text:p text:style-name="P9"/>
      <text:p text:style-name="P9"><text:s/>MCB 0003</text:p>
      <text:p text:style-name="P9"><text:s/>Owner 0040</text:p>
      <text:p text:style-name="P9"><text:s/>Size 0100</text:p>
      <text:p text:style-name="P9"><text:soft-page-break/></text:p>
      <text:p text:style-name="P9"/>
      <text:p text:style-name="P9"><text:s/>MCB 0004</text:p>
      <text:p text:style-name="P9"><text:s/>Owner 0192</text:p>
      <text:p text:style-name="P9"><text:s/>Size 0090</text:p>
      <text:p text:style-name="P9"/>
      <text:p text:style-name="P9"/>
      <text:p text:style-name="P9"><text:s/>MCB 0005</text:p>
      <text:p text:style-name="P9"><text:s/>Owner 0192</text:p>
      <text:p text:style-name="P9"><text:s/>Size 05A0</text:p>
      <text:p text:style-name="P9">L3_3</text:p>
      <text:p text:style-name="P9"/>
      <text:p text:style-name="P9"><text:s/>MCB 0006</text:p>
      <text:p text:style-name="P9"><text:s/>Owner 0192</text:p>
      <text:p text:style-name="P9"><text:s/>Size 0000</text:p>
      <text:p text:style-name="P9">L3_3</text:p>
      <text:p text:style-name="P9"/>
      <text:p text:style-name="P9"><text:s/>MCB 0007</text:p>
      <text:p text:style-name="P9"><text:s/>Owner <text:s/>free</text:p>
      <text:p text:style-name="P9"><text:s/>Size E110</text:p>
      <text:p text:style-name="P9"/>
      <text:p text:style-name="P9"/>
      <text:p text:style-name="P9"/>
      <text:p text:style-name="P12"><text:span text:style-name="Book_20_Title"><text:span text:style-name="T7">L</text:span></text:span><text:span text:style-name="Book_20_Title"><text:span text:style-name="T8">3_4</text:span></text:span></text:p>
      <text:p text:style-name="P11"><text:s/>Avaible memory: E6D0</text:p>
      <text:p text:style-name="P11">Mem not allocated</text:p>
      <text:p text:style-name="P11">Mem freed</text:p>
      <text:p text:style-name="P11"><text:s/>Extended memory: 3C00</text:p>
      <text:p text:style-name="P11"/>
      <text:p text:style-name="P11"><text:s/>MCB 0001</text:p>
      <text:p text:style-name="P11"><text:s/>Owner <text:s/>MS DOS</text:p>
      <text:p text:style-name="P11"><text:s/>Size 0010</text:p>
      <text:p text:style-name="P11"/>
      <text:p text:style-name="P11"/>
      <text:p text:style-name="P11"><text:s/>MCB 0002</text:p>
      <text:p text:style-name="P11"><text:s/>Owner <text:s/>free</text:p>
      <text:p text:style-name="P11"><text:s/>Size 0040</text:p>
      <text:p text:style-name="P11">DPMILOAD</text:p>
      <text:p text:style-name="P11"/>
      <text:p text:style-name="P11"><text:s/>MCB 0003</text:p>
      <text:p text:style-name="P11"><text:s/>Owner 0040</text:p>
      <text:p text:style-name="P11"><text:s/>Size 0100</text:p>
      <text:p text:style-name="P11"/>
      <text:p text:style-name="P11"/>
      <text:p text:style-name="P11"><text:s/>MCB 0004</text:p>
      <text:p text:style-name="P11"><text:s/>Owner 0192</text:p>
      <text:p text:style-name="P11"><text:s/>Size 0090</text:p>
      <text:p text:style-name="P11"/>
      <text:p text:style-name="P11"><text:soft-page-break/></text:p>
      <text:p text:style-name="P11"><text:s/>MCB 0005</text:p>
      <text:p text:style-name="P11"><text:s/>Owner 0192</text:p>
      <text:p text:style-name="P11"><text:s/>Size 05A0</text:p>
      <text:p text:style-name="P11">L3_4</text:p>
      <text:p text:style-name="P11"/>
      <text:p text:style-name="P11"><text:s/>MCB 0006</text:p>
      <text:p text:style-name="P11"><text:s/>Owner <text:s/>free</text:p>
      <text:p text:style-name="P11"><text:s/>Size E120</text:p>
      <text:p text:style-name="P11"><text:s/>A20 off</text:p>
      <text:p text:style-name="P11"/>
      <text:p text:style-name="P14"><text:span text:style-name="Book_20_Title"><text:span text:style-name="T6">Приложение </text:span></text:span><text:span text:style-name="Book_20_Title"><text:span text:style-name="T8">Б</text:span></text:span></text:p>
      <text:p text:style-name="P9"/>
      <text:p text:style-name="P10"><text:tab/></text:p>
      <text:p text:style-name="P10"><text:span text:style-name="Book_20_Title"><text:span text:style-name="T7">L</text:span></text:span><text:span text:style-name="Book_20_Title"><text:span text:style-name="T8">3_1.ASM</text:span></text:span></text:p>
      <text:p text:style-name="P10">TESTPC<text:tab/>SEGMENT</text:p>
      <text:p text:style-name="P10"><text:tab/>ASSUME CS:TESTPC, DS:TESTPC, ES:NOTHING, SS:NOTHING</text:p>
      <text:p text:style-name="P10"><text:tab/>ORG 100H</text:p>
      <text:p text:style-name="P10"><text:tab/></text:p>
      <text:p text:style-name="P10">START:<text:tab/>JMP BEGIN</text:p>
      <text:p text:style-name="P10">;data</text:p>
      <text:p text:style-name="P10"/>
      <text:p text:style-name="P10">STR_O1 db " free$";</text:p>
      <text:p text:style-name="P10">STR_O2 db " OS XMS UMB$";</text:p>
      <text:p text:style-name="P10">STR_O3 db " driver's top memory$";</text:p>
      <text:p text:style-name="P10">STR_O4 db " MS DOS$";</text:p>
      <text:p text:style-name="P10">STR_O5 db " control block 386MAX UMB$";</text:p>
      <text:p text:style-name="P10">STR_O6 db " blocked 386MAX$";</text:p>
      <text:p text:style-name="P10">STR_O7 db " 386MAX UMB$";</text:p>
      <text:p text:style-name="P10"/>
      <text:p text:style-name="P10">NEW_LINE db 0DH,0AH,'$'</text:p>
      <text:p text:style-name="P10"/>
      <text:p text:style-name="P10"/>
      <text:p text:style-name="P10"/>
      <text:p text:style-name="P10"/>
      <text:p text:style-name="P10">STRING DB 'Some text <text:s text:c="6"/>',0DH,0AH,'$'</text:p>
      <text:p text:style-name="P10">;procedures</text:p>
      <text:p text:style-name="P10"/>
      <text:p text:style-name="P10">DIGIT_TO_CHAR PROC near</text:p>
      <text:p text:style-name="P10">;AL</text:p>
      <text:p text:style-name="P10"><text:tab/>and al,0Fh</text:p>
      <text:p text:style-name="P10"><text:tab/>cmp al,09h</text:p>
      <text:p text:style-name="P10"><text:tab/>jle BLW</text:p>
      <text:p text:style-name="P10"><text:tab/>add al,'A'</text:p>
      <text:p text:style-name="P10"><text:tab/>sub al, 0Ah</text:p>
      <text:p text:style-name="P10"><text:tab/>jmp DTC_CONT</text:p>
      <text:p text:style-name="P10">BLW:</text:p>
      <text:p text:style-name="P10"><text:tab/>add al,'0'</text:p>
      <text:p text:style-name="P10">DTC_CONT:</text:p>
      <text:p text:style-name="P10"><text:tab/>ret</text:p>
      <text:p text:style-name="P10">DIGIT_TO_CHAR ENDP</text:p>
      <text:p text:style-name="P10">;----------------------------------------</text:p>
      <text:p text:style-name="P10">PRINT_AS_HEX proc near</text:p>
      <text:p text:style-name="P10">;AL - number</text:p>
      <text:p text:style-name="P10">;;breaks AX,CX,BX</text:p>
      <text:p text:style-name="P10"><text:tab/>push ax</text:p>
      <text:p text:style-name="P10"><text:tab/>push bx</text:p>
      <text:p text:style-name="P10"><text:tab/>push cx</text:p>
      <text:p text:style-name="P10"><text:soft-page-break/><text:tab/>push dx</text:p>
      <text:p text:style-name="P10"><text:tab/>;mov bx,dx</text:p>
      <text:p text:style-name="P10"><text:tab/>mov ch,al</text:p>
      <text:p text:style-name="P10"><text:tab/>mov cl,4</text:p>
      <text:p text:style-name="P10"><text:tab/>shr al,cl</text:p>
      <text:p text:style-name="P10"><text:tab/>call DIGIT_TO_CHAR</text:p>
      <text:p text:style-name="P10"><text:tab/>mov dl,al</text:p>
      <text:p text:style-name="P10"><text:tab/>mov ah,02h</text:p>
      <text:p text:style-name="P10"><text:tab/>int 21h</text:p>
      <text:p text:style-name="P10"><text:tab/>mov al,ch</text:p>
      <text:p text:style-name="P10"><text:tab/>call DIGIT_TO_CHAR</text:p>
      <text:p text:style-name="P10"><text:tab/>mov dl,al</text:p>
      <text:p text:style-name="P10"><text:tab/>mov ah,02h</text:p>
      <text:p text:style-name="P10"><text:tab/>int 21h</text:p>
      <text:p text:style-name="P10"><text:tab/>;mov dx,bx</text:p>
      <text:p text:style-name="P10"><text:tab/>pop dx</text:p>
      <text:p text:style-name="P10"><text:tab/>pop cx</text:p>
      <text:p text:style-name="P10"><text:tab/>pop bx</text:p>
      <text:p text:style-name="P10"><text:tab/>pop ax</text:p>
      <text:p text:style-name="P10"><text:tab/></text:p>
      <text:p text:style-name="P10"><text:tab/></text:p>
      <text:p text:style-name="P10"><text:tab/></text:p>
      <text:p text:style-name="P10"><text:tab/>ret</text:p>
      <text:p text:style-name="P10">PRINT_AS_HEX ENDP</text:p>
      <text:p text:style-name="P10"/>
      <text:p text:style-name="P10">PRINT_WORD proc near</text:p>
      <text:p text:style-name="P10">;AX - word</text:p>
      <text:p text:style-name="P10"><text:tab/>xchg AL,AH</text:p>
      <text:p text:style-name="P10"><text:tab/>call PRINT_AS_HEX</text:p>
      <text:p text:style-name="P10"><text:tab/>xchg AL,AH</text:p>
      <text:p text:style-name="P10"><text:tab/>call PRINT_AS_HEX</text:p>
      <text:p text:style-name="P10"><text:tab/>ret</text:p>
      <text:p text:style-name="P10"/>
      <text:p text:style-name="P10">PRINT_WORD ENDP</text:p>
      <text:p text:style-name="P10"/>
      <text:p text:style-name="P10">LN PROC</text:p>
      <text:p text:style-name="P10"><text:tab/>push AX</text:p>
      <text:p text:style-name="P10"><text:tab/>push DX</text:p>
      <text:p text:style-name="P10"><text:tab/>mov DX, offset NEW_LINE</text:p>
      <text:p text:style-name="P10"><text:tab/>mov AH, 9h</text:p>
      <text:p text:style-name="P10"><text:tab/>int 21h</text:p>
      <text:p text:style-name="P10"><text:tab/>pop DX</text:p>
      <text:p text:style-name="P10"><text:tab/>pop AX</text:p>
      <text:p text:style-name="P10"><text:tab/>ret</text:p>
      <text:p text:style-name="P10">LN ENDP</text:p>
      <text:p text:style-name="P10"/>
      <text:p text:style-name="P10">;-----------------</text:p>
      <text:p text:style-name="P10">BEGIN:<text:tab/></text:p>
      <text:p text:style-name="P10"><text:soft-page-break/>;Avalible mem</text:p>
      <text:p text:style-name="P10"><text:tab/>mov AH, 4Ah</text:p>
      <text:p text:style-name="P10"><text:tab/>mov BX, 0FFFFh</text:p>
      <text:p text:style-name="P10"><text:tab/>int 21h;</text:p>
      <text:p text:style-name="P10"><text:tab/>shl BX, 4</text:p>
      <text:p text:style-name="P10"><text:tab/>mov AX, BX</text:p>
      <text:p text:style-name="P10"><text:tab/>call PRINT_WORD<text:tab/></text:p>
      <text:p text:style-name="P10">;Extended mem</text:p>
      <text:p text:style-name="P10"><text:tab/>mov AL, 30h</text:p>
      <text:p text:style-name="P10"><text:tab/>out 70h, AL</text:p>
      <text:p text:style-name="P10"><text:tab/>in AL, 71h</text:p>
      <text:p text:style-name="P10"><text:tab/>mov BL, AL</text:p>
      <text:p text:style-name="P10"><text:tab/>mov AL, 31h</text:p>
      <text:p text:style-name="P10"><text:tab/>out 70h, AL</text:p>
      <text:p text:style-name="P10"><text:tab/>in AL, 71h</text:p>
      <text:p text:style-name="P10"><text:tab/>mov BH, AL</text:p>
      <text:p text:style-name="P10"><text:tab/>mov AX, BX</text:p>
      <text:p text:style-name="P10"><text:tab/>call LN</text:p>
      <text:p text:style-name="P10"><text:tab/>call PRINT_WORD<text:tab/></text:p>
      <text:p text:style-name="P10"><text:tab/>call LN</text:p>
      <text:p text:style-name="P10"><text:tab/>call LN</text:p>
      <text:p text:style-name="P10">;MCB's</text:p>
      <text:p text:style-name="P10"><text:tab/>mov AH, 52h</text:p>
      <text:p text:style-name="P10"><text:tab/>int 21h</text:p>
      <text:p text:style-name="P10"><text:tab/>mov AX, ES:[BX-2]</text:p>
      <text:p text:style-name="P10"><text:tab/>mov ES, AX</text:p>
      <text:p text:style-name="P10"><text:tab/>xor CX, CX</text:p>
      <text:p text:style-name="P10">NEXT:</text:p>
      <text:p text:style-name="P10"><text:tab/>inc CX</text:p>
      <text:p text:style-name="P10"><text:tab/>mov AX,CX</text:p>
      <text:p text:style-name="P10"><text:tab/>call PRINT_WORD</text:p>
      <text:p text:style-name="P10"><text:tab/>call LN</text:p>
      <text:p text:style-name="P10"><text:tab/>push CX</text:p>
      <text:p text:style-name="P10"><text:tab/></text:p>
      <text:p text:style-name="P10"><text:tab/>xor AX, AX</text:p>
      <text:p text:style-name="P10"><text:tab/>mov AL, ES:[0h]</text:p>
      <text:p text:style-name="P10"><text:tab/>push AX</text:p>
      <text:p text:style-name="P10"><text:tab/>mov AX, ES:[1h]</text:p>
      <text:p text:style-name="P10"/>
      <text:p text:style-name="P10"><text:tab/>cmp AX, 0h</text:p>
      <text:p text:style-name="P10"><text:tab/>je AREA_FREE</text:p>
      <text:p text:style-name="P10"><text:tab/>cmp AX, 6h</text:p>
      <text:p text:style-name="P10"><text:tab/>je AREA_DRIVER</text:p>
      <text:p text:style-name="P10"><text:tab/>cmp AX, 7h</text:p>
      <text:p text:style-name="P10"><text:tab/>je AREA_TOP</text:p>
      <text:p text:style-name="P10"><text:tab/>cmp AX, 8h</text:p>
      <text:p text:style-name="P10"><text:tab/>je AREA_DOS</text:p>
      <text:p text:style-name="P10"><text:tab/>cmp AX, 0FFFAh</text:p>
      <text:p text:style-name="P10"><text:soft-page-break/><text:tab/>je AREA_BLOCK</text:p>
      <text:p text:style-name="P10"><text:tab/>cmp AX, 0FFFDh</text:p>
      <text:p text:style-name="P10"><text:tab/>je AREA_BLOCKED</text:p>
      <text:p text:style-name="P10"><text:tab/>cmp AX, 0FFFEh</text:p>
      <text:p text:style-name="P10"><text:tab/>je AREA_LAST</text:p>
      <text:p text:style-name="P10"><text:tab/>xor DX, DX</text:p>
      <text:p text:style-name="P10"><text:tab/>call PRINT_WORD</text:p>
      <text:p text:style-name="P10"><text:tab/>call LN</text:p>
      <text:p text:style-name="P10"><text:tab/>jmp AFTER_SWITCH</text:p>
      <text:p text:style-name="P10"/>
      <text:p text:style-name="P10"/>
      <text:p text:style-name="P10">AREA_FREE:</text:p>
      <text:p text:style-name="P10"><text:tab/>mov DX, offset STR_O1</text:p>
      <text:p text:style-name="P10"><text:tab/>jmp END_OF_SWITCH</text:p>
      <text:p text:style-name="P10">AREA_DRIVER:</text:p>
      <text:p text:style-name="P10"><text:tab/>mov DX, offset STR_O2</text:p>
      <text:p text:style-name="P10"><text:tab/>jmp END_OF_SWITCH</text:p>
      <text:p text:style-name="P10">AREA_TOP:</text:p>
      <text:p text:style-name="P10"><text:tab/>mov DX, offset STR_O3</text:p>
      <text:p text:style-name="P10"><text:tab/>jmp END_OF_SWITCH</text:p>
      <text:p text:style-name="P10">AREA_DOS:</text:p>
      <text:p text:style-name="P10"><text:tab/>mov DX, offset STR_O4</text:p>
      <text:p text:style-name="P10"><text:tab/>jmp END_OF_SWITCH</text:p>
      <text:p text:style-name="P10">AREA_BLOCK:</text:p>
      <text:p text:style-name="P10"><text:tab/>mov DX, offset STR_O5</text:p>
      <text:p text:style-name="P10"><text:tab/>jmp END_OF_SWITCH</text:p>
      <text:p text:style-name="P10">AREA_BLOCKED:</text:p>
      <text:p text:style-name="P10"><text:tab/>mov DX, offset STR_O6</text:p>
      <text:p text:style-name="P10"><text:tab/>jmp END_OF_SWITCH</text:p>
      <text:p text:style-name="P10">AREA_LAST:</text:p>
      <text:p text:style-name="P10"><text:tab/>mov DX, offset STR_O7</text:p>
      <text:p text:style-name="P10">END_OF_SWITCH:</text:p>
      <text:p text:style-name="P10"><text:tab/>push AX</text:p>
      <text:p text:style-name="P10"><text:tab/>mov AH, 9h</text:p>
      <text:p text:style-name="P10"><text:tab/>int 21h</text:p>
      <text:p text:style-name="P10"><text:tab/>pop AX</text:p>
      <text:p text:style-name="P10"><text:tab/>call LN</text:p>
      <text:p text:style-name="P10"><text:tab/>call LN</text:p>
      <text:p text:style-name="P10"/>
      <text:p text:style-name="P10">AFTER_SWITCH:<text:tab/></text:p>
      <text:p text:style-name="P10">;size</text:p>
      <text:p text:style-name="P10"><text:tab/>mov AX, ES:[3h]</text:p>
      <text:p text:style-name="P10"><text:tab/>mov BX, 10h</text:p>
      <text:p text:style-name="P10"><text:tab/>mul BX</text:p>
      <text:p text:style-name="P10"><text:tab/>call PRINT_WORD</text:p>
      <text:p text:style-name="P10"><text:tab/>call LN</text:p>
      <text:p text:style-name="P10"><text:tab/></text:p>
      <text:p text:style-name="P10"><text:tab/>mov CX, 8</text:p>
      <text:p text:style-name="P10"><text:soft-page-break/><text:tab/>xor SI, SI</text:p>
      <text:p text:style-name="P10"><text:tab/>call LN</text:p>
      <text:p text:style-name="P10">PRINT_LAST_BYTES:</text:p>
      <text:p text:style-name="P10"><text:tab/>mov DL, ES:[SI + 8h]</text:p>
      <text:p text:style-name="P10"><text:tab/>mov AH, 02h</text:p>
      <text:p text:style-name="P10"><text:tab/>int 21h</text:p>
      <text:p text:style-name="P10"><text:tab/>inc SI</text:p>
      <text:p text:style-name="P10"><text:tab/>loop PRINT_LAST_BYTES</text:p>
      <text:p text:style-name="P10"><text:tab/>call LN</text:p>
      <text:p text:style-name="P10"/>
      <text:p text:style-name="P10"><text:tab/>mov AX, ES:[3h]</text:p>
      <text:p text:style-name="P10"><text:tab/>mov BX, ES</text:p>
      <text:p text:style-name="P10"><text:tab/>add BX, AX</text:p>
      <text:p text:style-name="P10"><text:tab/>inc BX</text:p>
      <text:p text:style-name="P10"><text:tab/>mov ES, BX</text:p>
      <text:p text:style-name="P10"><text:tab/>pop AX</text:p>
      <text:p text:style-name="P10"><text:tab/>pop CX</text:p>
      <text:p text:style-name="P10"><text:tab/>cmp AL, 5Ah</text:p>
      <text:p text:style-name="P10"><text:tab/>je END_PROC</text:p>
      <text:p text:style-name="P10"><text:tab/>call LN</text:p>
      <text:p text:style-name="P10"><text:tab/>jmp NEXT</text:p>
      <text:p text:style-name="P10">END_PROC:</text:p>
      <text:p text:style-name="P10"><text:tab/></text:p>
      <text:p text:style-name="P10"><text:tab/></text:p>
      <text:p text:style-name="P10">EXIT:</text:p>
      <text:p text:style-name="P10"><text:tab/>xor AL,AL</text:p>
      <text:p text:style-name="P10"><text:tab/>mov AH,4Ch</text:p>
      <text:p text:style-name="P10"><text:tab/>int 21h</text:p>
      <text:p text:style-name="P10">TESTPC ENDS</text:p>
      <text:p text:style-name="P10">END START</text:p>
      <text:p text:style-name="P10"/>
      <text:p text:style-name="P10"><text:span text:style-name="Book_20_Title"><text:span text:style-name="T2"/></text:span></text:p>
      <text:p text:style-name="P12"><text:span text:style-name="Book_20_Title"><text:span text:style-name="T7">L</text:span></text:span><text:span text:style-name="Book_20_Title"><text:span text:style-name="T8">3_2.asm</text:span></text:span></text:p>
      <text:p text:style-name="P10">TESTPC<text:tab/>SEGMENT</text:p>
      <text:p text:style-name="P10"><text:tab/>ASSUME CS:TESTPC, DS:TESTPC, ES:NOTHING, SS:NOTHING</text:p>
      <text:p text:style-name="P10"><text:tab/>ORG 100H</text:p>
      <text:p text:style-name="P10"><text:tab/></text:p>
      <text:p text:style-name="P10">START:<text:tab/>JMP BEGIN</text:p>
      <text:p text:style-name="P10">;data</text:p>
      <text:p text:style-name="P10"/>
      <text:p text:style-name="P10">STR_O1 db " free$";</text:p>
      <text:p text:style-name="P10">STR_O2 db " OS XMS UMB$";</text:p>
      <text:p text:style-name="P10">STR_O3 db " driver's top memory$";</text:p>
      <text:p text:style-name="P10">STR_O4 db " MS DOS$";</text:p>
      <text:p text:style-name="P10">STR_O5 db " control block 386MAX UMB$";</text:p>
      <text:p text:style-name="P10">STR_O6 db " blocked 386MAX$";</text:p>
      <text:p text:style-name="P10">STR_O7 db " 386MAX UMB$";</text:p>
      <text:p text:style-name="P10"/>
      <text:p text:style-name="P10"><text:soft-page-break/>FREE_SUCCESS db "Mem freed$";</text:p>
      <text:p text:style-name="P10">FREE_FAIL db "Mem not freed$";</text:p>
      <text:p text:style-name="P10"/>
      <text:p text:style-name="P10">NEW_LINE db 0DH,0AH,'$'</text:p>
      <text:p text:style-name="P10"/>
      <text:p text:style-name="P10"/>
      <text:p text:style-name="P10"/>
      <text:p text:style-name="P10"/>
      <text:p text:style-name="P10">STRING DB 'Some text <text:s text:c="6"/>',0DH,0AH,'$'</text:p>
      <text:p text:style-name="P10">;procedures</text:p>
      <text:p text:style-name="P10"/>
      <text:p text:style-name="P10">PRINT PROC</text:p>
      <text:p text:style-name="P10"><text:tab/><text:tab/>push AX</text:p>
      <text:p text:style-name="P10"><text:tab/><text:tab/>mov AH, 9h</text:p>
      <text:p text:style-name="P10"><text:tab/><text:tab/>int 21h</text:p>
      <text:p text:style-name="P10"><text:tab/><text:tab/>pop AX</text:p>
      <text:p text:style-name="P10"><text:tab/><text:tab/>ret</text:p>
      <text:p text:style-name="P10">PRINT ENDP</text:p>
      <text:p text:style-name="P10"/>
      <text:p text:style-name="P10">DIGIT_TO_CHAR PROC near</text:p>
      <text:p text:style-name="P10">;AL</text:p>
      <text:p text:style-name="P10"><text:tab/>and al,0Fh</text:p>
      <text:p text:style-name="P10"><text:tab/>cmp al,09h</text:p>
      <text:p text:style-name="P10"><text:tab/>jle BLW</text:p>
      <text:p text:style-name="P10"><text:tab/>add al,'A'</text:p>
      <text:p text:style-name="P10"><text:tab/>sub al, 0Ah</text:p>
      <text:p text:style-name="P10"><text:tab/>jmp DTC_CONT</text:p>
      <text:p text:style-name="P10">BLW:</text:p>
      <text:p text:style-name="P10"><text:tab/>add al,'0'</text:p>
      <text:p text:style-name="P10">DTC_CONT:</text:p>
      <text:p text:style-name="P10"><text:tab/>ret</text:p>
      <text:p text:style-name="P10">DIGIT_TO_CHAR ENDP</text:p>
      <text:p text:style-name="P10">;----------------------------------------</text:p>
      <text:p text:style-name="P10">PRINT_AS_HEX proc near</text:p>
      <text:p text:style-name="P10">;AL - number</text:p>
      <text:p text:style-name="P10">;;breaks AX,CX,BX</text:p>
      <text:p text:style-name="P10"><text:tab/>push ax</text:p>
      <text:p text:style-name="P10"><text:tab/>push bx</text:p>
      <text:p text:style-name="P10"><text:tab/>push cx</text:p>
      <text:p text:style-name="P10"><text:tab/>push dx</text:p>
      <text:p text:style-name="P10"><text:tab/>;mov bx,dx</text:p>
      <text:p text:style-name="P10"><text:tab/>mov ch,al</text:p>
      <text:p text:style-name="P10"><text:tab/>mov cl,4</text:p>
      <text:p text:style-name="P10"><text:tab/>shr al,cl</text:p>
      <text:p text:style-name="P10"><text:tab/>call DIGIT_TO_CHAR</text:p>
      <text:p text:style-name="P10"><text:tab/>mov dl,al</text:p>
      <text:p text:style-name="P10"><text:tab/>mov ah,02h</text:p>
      <text:p text:style-name="P10"><text:tab/>int 21h</text:p>
      <text:p text:style-name="P10"><text:soft-page-break/><text:tab/>mov al,ch</text:p>
      <text:p text:style-name="P10"><text:tab/>call DIGIT_TO_CHAR</text:p>
      <text:p text:style-name="P10"><text:tab/>mov dl,al</text:p>
      <text:p text:style-name="P10"><text:tab/>mov ah,02h</text:p>
      <text:p text:style-name="P10"><text:tab/>int 21h</text:p>
      <text:p text:style-name="P10"><text:tab/>;mov dx,bx</text:p>
      <text:p text:style-name="P10"><text:tab/>pop dx</text:p>
      <text:p text:style-name="P10"><text:tab/>pop cx</text:p>
      <text:p text:style-name="P10"><text:tab/>pop bx</text:p>
      <text:p text:style-name="P10"><text:tab/>pop ax</text:p>
      <text:p text:style-name="P10"><text:tab/></text:p>
      <text:p text:style-name="P10"><text:tab/></text:p>
      <text:p text:style-name="P10"><text:tab/></text:p>
      <text:p text:style-name="P10"><text:tab/>ret</text:p>
      <text:p text:style-name="P10">PRINT_AS_HEX ENDP</text:p>
      <text:p text:style-name="P10"/>
      <text:p text:style-name="P10">PRINT_WORD proc near</text:p>
      <text:p text:style-name="P10">;AX - word</text:p>
      <text:p text:style-name="P10"><text:tab/>xchg AL,AH</text:p>
      <text:p text:style-name="P10"><text:tab/>call PRINT_AS_HEX</text:p>
      <text:p text:style-name="P10"><text:tab/>xchg AL,AH</text:p>
      <text:p text:style-name="P10"><text:tab/>call PRINT_AS_HEX</text:p>
      <text:p text:style-name="P10"><text:tab/>ret</text:p>
      <text:p text:style-name="P10"/>
      <text:p text:style-name="P10">PRINT_WORD ENDP</text:p>
      <text:p text:style-name="P10"/>
      <text:p text:style-name="P10">LN PROC</text:p>
      <text:p text:style-name="P10"><text:tab/>push AX</text:p>
      <text:p text:style-name="P10"><text:tab/>push DX</text:p>
      <text:p text:style-name="P10"><text:tab/>mov DX, offset NEW_LINE</text:p>
      <text:p text:style-name="P10"><text:tab/>mov AH, 9h</text:p>
      <text:p text:style-name="P10"><text:tab/>int 21h</text:p>
      <text:p text:style-name="P10"><text:tab/>pop DX</text:p>
      <text:p text:style-name="P10"><text:tab/>pop AX</text:p>
      <text:p text:style-name="P10"><text:tab/>ret</text:p>
      <text:p text:style-name="P10">LN ENDP</text:p>
      <text:p text:style-name="P10"/>
      <text:p text:style-name="P10">;-----------------</text:p>
      <text:p text:style-name="P10">BEGIN:<text:tab/></text:p>
      <text:p text:style-name="P10"/>
      <text:p text:style-name="P10">;Avalible mem</text:p>
      <text:p text:style-name="P10"><text:tab/>mov AH, 4Ah</text:p>
      <text:p text:style-name="P10"><text:tab/>mov BX, 0FFFFh</text:p>
      <text:p text:style-name="P10"><text:tab/>int 21h;</text:p>
      <text:p text:style-name="P10"><text:tab/>shl BX, 4</text:p>
      <text:p text:style-name="P10"><text:tab/>mov AX, BX</text:p>
      <text:p text:style-name="P10"><text:tab/>call PRINT_WORD<text:tab/></text:p>
      <text:p text:style-name="P10"><text:tab/></text:p>
      <text:p text:style-name="P10"><text:soft-page-break/>;Free mem </text:p>
      <text:p text:style-name="P10"><text:tab/>xor AX,AX</text:p>
      <text:p text:style-name="P10"><text:tab/>mov BX, offset STACK_BUF_END</text:p>
      <text:p text:style-name="P10"><text:tab/>add BX, 10Fh</text:p>
      <text:p text:style-name="P10"><text:tab/>shr BX, 4</text:p>
      <text:p text:style-name="P10"><text:tab/>;sub BX,500</text:p>
      <text:p text:style-name="P10"><text:tab/>mov AH, 4Ah</text:p>
      <text:p text:style-name="P10"><text:tab/>int 21h</text:p>
      <text:p text:style-name="P10"><text:tab/>jnc SUCCESS</text:p>
      <text:p text:style-name="P10"><text:tab/>mov DX, offset FREE_FAIL</text:p>
      <text:p text:style-name="P10"><text:tab/>call PRINT</text:p>
      <text:p text:style-name="P10"><text:tab/>call LN</text:p>
      <text:p text:style-name="P10"><text:tab/>jmp FREE_END</text:p>
      <text:p text:style-name="P10"/>
      <text:p text:style-name="P10">SUCCESS:</text:p>
      <text:p text:style-name="P10"><text:tab/>mov DX, offset FREE_SUCCESS</text:p>
      <text:p text:style-name="P10"><text:tab/>call PRINT</text:p>
      <text:p text:style-name="P10"><text:tab/>call LN</text:p>
      <text:p text:style-name="P10">FREE_END:</text:p>
      <text:p text:style-name="P10"><text:tab/>xor AX,AX</text:p>
      <text:p text:style-name="P10"/>
      <text:p text:style-name="P10"/>
      <text:p text:style-name="P10"><text:tab/></text:p>
      <text:p text:style-name="P10">;Extended mem</text:p>
      <text:p text:style-name="P10"><text:tab/>mov AL, 30h</text:p>
      <text:p text:style-name="P10"><text:tab/>out 70h, AL</text:p>
      <text:p text:style-name="P10"><text:tab/>in AL, 71h</text:p>
      <text:p text:style-name="P10"><text:tab/>mov BL, AL</text:p>
      <text:p text:style-name="P10"><text:tab/>mov AL, 31h</text:p>
      <text:p text:style-name="P10"><text:tab/>out 70h, AL</text:p>
      <text:p text:style-name="P10"><text:tab/>in AL, 71h</text:p>
      <text:p text:style-name="P10"><text:tab/>mov BH, AL</text:p>
      <text:p text:style-name="P10"><text:tab/>mov AX, BX</text:p>
      <text:p text:style-name="P10"><text:tab/>call LN</text:p>
      <text:p text:style-name="P10"><text:tab/>call PRINT_WORD<text:tab/></text:p>
      <text:p text:style-name="P10"><text:tab/>call LN</text:p>
      <text:p text:style-name="P10"><text:tab/>call LN</text:p>
      <text:p text:style-name="P10">;MCB's</text:p>
      <text:p text:style-name="P10"><text:tab/>mov AH, 52h</text:p>
      <text:p text:style-name="P10"><text:tab/>int 21h</text:p>
      <text:p text:style-name="P10"><text:tab/>mov AX, ES:[BX-2]</text:p>
      <text:p text:style-name="P10"><text:tab/>mov ES, AX</text:p>
      <text:p text:style-name="P10"><text:tab/>xor CX, CX</text:p>
      <text:p text:style-name="P10">NEXT:</text:p>
      <text:p text:style-name="P10"><text:tab/>inc CX</text:p>
      <text:p text:style-name="P10"><text:tab/>mov AX,CX</text:p>
      <text:p text:style-name="P10"><text:tab/>call PRINT_WORD</text:p>
      <text:p text:style-name="P10"><text:tab/>call LN</text:p>
      <text:p text:style-name="P10"><text:soft-page-break/><text:tab/>push CX</text:p>
      <text:p text:style-name="P10"><text:tab/></text:p>
      <text:p text:style-name="P10"><text:tab/>xor AX, AX</text:p>
      <text:p text:style-name="P10"><text:tab/>mov AL, ES:[0h]</text:p>
      <text:p text:style-name="P10"><text:tab/>push AX</text:p>
      <text:p text:style-name="P10"><text:tab/>mov AX, ES:[1h]</text:p>
      <text:p text:style-name="P10"/>
      <text:p text:style-name="P10"><text:tab/>cmp AX, 0h</text:p>
      <text:p text:style-name="P10"><text:tab/>je AREA_FREE</text:p>
      <text:p text:style-name="P10"><text:tab/>cmp AX, 6h</text:p>
      <text:p text:style-name="P10"><text:tab/>je AREA_DRIVER</text:p>
      <text:p text:style-name="P10"><text:tab/>cmp AX, 7h</text:p>
      <text:p text:style-name="P10"><text:tab/>je AREA_TOP</text:p>
      <text:p text:style-name="P10"><text:tab/>cmp AX, 8h</text:p>
      <text:p text:style-name="P10"><text:tab/>je AREA_DOS</text:p>
      <text:p text:style-name="P10"><text:tab/>cmp AX, 0FFFAh</text:p>
      <text:p text:style-name="P10"><text:tab/>je AREA_BLOCK</text:p>
      <text:p text:style-name="P10"><text:tab/>cmp AX, 0FFFDh</text:p>
      <text:p text:style-name="P10"><text:tab/>je AREA_BLOCKED</text:p>
      <text:p text:style-name="P10"><text:tab/>cmp AX, 0FFFEh</text:p>
      <text:p text:style-name="P10"><text:tab/>je AREA_LAST</text:p>
      <text:p text:style-name="P10"><text:tab/>xor DX, DX</text:p>
      <text:p text:style-name="P10"><text:tab/>call PRINT_WORD</text:p>
      <text:p text:style-name="P10"><text:tab/>call LN</text:p>
      <text:p text:style-name="P10"><text:tab/>jmp AFTER_SWITCH</text:p>
      <text:p text:style-name="P10"/>
      <text:p text:style-name="P10"/>
      <text:p text:style-name="P10">AREA_FREE:</text:p>
      <text:p text:style-name="P10"><text:tab/>mov DX, offset STR_O1</text:p>
      <text:p text:style-name="P10"><text:tab/>jmp END_OF_SWITCH</text:p>
      <text:p text:style-name="P10">AREA_DRIVER:</text:p>
      <text:p text:style-name="P10"><text:tab/>mov DX, offset STR_O2</text:p>
      <text:p text:style-name="P10"><text:tab/>jmp END_OF_SWITCH</text:p>
      <text:p text:style-name="P10">AREA_TOP:</text:p>
      <text:p text:style-name="P10"><text:tab/>mov DX, offset STR_O3</text:p>
      <text:p text:style-name="P10"><text:tab/>jmp END_OF_SWITCH</text:p>
      <text:p text:style-name="P10">AREA_DOS:</text:p>
      <text:p text:style-name="P10"><text:tab/>mov DX, offset STR_O4</text:p>
      <text:p text:style-name="P10"><text:tab/>jmp END_OF_SWITCH</text:p>
      <text:p text:style-name="P10">AREA_BLOCK:</text:p>
      <text:p text:style-name="P10"><text:tab/>mov DX, offset STR_O5</text:p>
      <text:p text:style-name="P10"><text:tab/>jmp END_OF_SWITCH</text:p>
      <text:p text:style-name="P10">AREA_BLOCKED:</text:p>
      <text:p text:style-name="P10"><text:tab/>mov DX, offset STR_O6</text:p>
      <text:p text:style-name="P10"><text:tab/>jmp END_OF_SWITCH</text:p>
      <text:p text:style-name="P10">AREA_LAST:</text:p>
      <text:p text:style-name="P10"><text:tab/>mov DX, offset STR_O7</text:p>
      <text:p text:style-name="P10">END_OF_SWITCH:</text:p>
      <text:p text:style-name="P10"><text:soft-page-break/><text:tab/>call PRINT</text:p>
      <text:p text:style-name="P10"><text:tab/>call LN</text:p>
      <text:p text:style-name="P10"><text:tab/>call LN</text:p>
      <text:p text:style-name="P10"/>
      <text:p text:style-name="P10">AFTER_SWITCH:<text:tab/></text:p>
      <text:p text:style-name="P10">;size</text:p>
      <text:p text:style-name="P10"><text:tab/>mov AX, ES:[3h]</text:p>
      <text:p text:style-name="P10"><text:tab/>mov BX, 10h</text:p>
      <text:p text:style-name="P10"><text:tab/>mul BX</text:p>
      <text:p text:style-name="P10"><text:tab/>call PRINT_WORD</text:p>
      <text:p text:style-name="P10"><text:tab/>call LN</text:p>
      <text:p text:style-name="P10"><text:tab/></text:p>
      <text:p text:style-name="P10"><text:tab/>mov CX, 8</text:p>
      <text:p text:style-name="P10"><text:tab/>xor SI, SI</text:p>
      <text:p text:style-name="P10"><text:tab/>call LN</text:p>
      <text:p text:style-name="P10">PRINT_LAST_BYTES:</text:p>
      <text:p text:style-name="P10"><text:tab/>mov DL, ES:[SI + 8h]</text:p>
      <text:p text:style-name="P10"><text:tab/>mov AH, 02h</text:p>
      <text:p text:style-name="P10"><text:tab/>int 21h</text:p>
      <text:p text:style-name="P10"><text:tab/>inc SI</text:p>
      <text:p text:style-name="P10"><text:tab/>loop PRINT_LAST_BYTES</text:p>
      <text:p text:style-name="P10"><text:tab/>call LN</text:p>
      <text:p text:style-name="P10"/>
      <text:p text:style-name="P10"><text:tab/>mov AX, ES:[3h]</text:p>
      <text:p text:style-name="P10"><text:tab/>mov BX, ES</text:p>
      <text:p text:style-name="P10"><text:tab/>add BX, AX</text:p>
      <text:p text:style-name="P10"><text:tab/>inc BX</text:p>
      <text:p text:style-name="P10"><text:tab/>mov ES, BX</text:p>
      <text:p text:style-name="P10"><text:tab/>pop AX</text:p>
      <text:p text:style-name="P10"><text:tab/>pop CX</text:p>
      <text:p text:style-name="P10"><text:tab/>cmp AL, 5Ah</text:p>
      <text:p text:style-name="P10"><text:tab/>je END_PROC</text:p>
      <text:p text:style-name="P10"><text:tab/>call LN</text:p>
      <text:p text:style-name="P10"><text:tab/>jmp NEXT</text:p>
      <text:p text:style-name="P10">END_PROC:</text:p>
      <text:p text:style-name="P10"><text:tab/></text:p>
      <text:p text:style-name="P10"><text:tab/></text:p>
      <text:p text:style-name="P10">EXIT:</text:p>
      <text:p text:style-name="P10"><text:tab/>xor AL,AL</text:p>
      <text:p text:style-name="P10"><text:tab/>mov AH,4Ch</text:p>
      <text:p text:style-name="P10"><text:tab/>int 21h</text:p>
      <text:p text:style-name="P10"><text:tab/></text:p>
      <text:p text:style-name="P10"><text:tab/>STACK_BUF:</text:p>
      <text:p text:style-name="P10"><text:tab/><text:tab/>DW 128 dup(0)</text:p>
      <text:p text:style-name="P10"><text:tab/>STACK_BUF_END:</text:p>
      <text:p text:style-name="P10"><text:tab/></text:p>
      <text:p text:style-name="P10">TESTPC ENDS</text:p>
      <text:p text:style-name="P10">END START</text:p>
      <text:p text:style-name="P10"><text:soft-page-break/></text:p>
      <text:p text:style-name="P10"><text:span text:style-name="Book_20_Title"><text:span text:style-name="T2"/></text:span></text:p>
      <text:p text:style-name="P12"><text:span text:style-name="Book_20_Title"><text:span text:style-name="T7">L</text:span></text:span><text:span text:style-name="Book_20_Title"><text:span text:style-name="T8">3_3.asm</text:span></text:span></text:p>
      <text:p text:style-name="P10">TESTPC<text:tab/>SEGMENT</text:p>
      <text:p text:style-name="P10"><text:tab/>ASSUME CS:TESTPC, DS:TESTPC, ES:NOTHING, SS:NOTHING</text:p>
      <text:p text:style-name="P10"><text:tab/>ORG 100H</text:p>
      <text:p text:style-name="P10"><text:tab/></text:p>
      <text:p text:style-name="P10">START:<text:tab/>JMP BEGIN</text:p>
      <text:p text:style-name="P10">;data</text:p>
      <text:p text:style-name="P10"/>
      <text:p text:style-name="P10">STR_O1 db " free$";</text:p>
      <text:p text:style-name="P10">STR_O2 db " OS XMS UMB$";</text:p>
      <text:p text:style-name="P10">STR_O3 db " driver's top memory$";</text:p>
      <text:p text:style-name="P10">STR_O4 db " MS DOS$";</text:p>
      <text:p text:style-name="P10">STR_O5 db " control block 386MAX UMB$";</text:p>
      <text:p text:style-name="P10">STR_O6 db " blocked 386MAX$";</text:p>
      <text:p text:style-name="P10">STR_O7 db " 386MAX UMB$";</text:p>
      <text:p text:style-name="P10"/>
      <text:p text:style-name="P10">FREE_SUCCESS db "Mem freed$";</text:p>
      <text:p text:style-name="P10">FREE_FAIL db "Mem not freed$";</text:p>
      <text:p text:style-name="P10"/>
      <text:p text:style-name="P10">ALLOC_SUCCESS db "Mem allocated$";</text:p>
      <text:p text:style-name="P10">ALLOC_FAIL db "Mem not allocated$";</text:p>
      <text:p text:style-name="P10"/>
      <text:p text:style-name="P10">NEW_LINE db 0DH,0AH,'$'</text:p>
      <text:p text:style-name="P10"/>
      <text:p text:style-name="P10"/>
      <text:p text:style-name="P10"/>
      <text:p text:style-name="P10"/>
      <text:p text:style-name="P10">STRING DB 'Some text <text:s text:c="6"/>',0DH,0AH,'$'</text:p>
      <text:p text:style-name="P10">;procedures</text:p>
      <text:p text:style-name="P10"/>
      <text:p text:style-name="P10">PRINT PROC</text:p>
      <text:p text:style-name="P10"><text:tab/><text:tab/>push AX</text:p>
      <text:p text:style-name="P10"><text:tab/><text:tab/>mov AH, 9h</text:p>
      <text:p text:style-name="P10"><text:tab/><text:tab/>int 21h</text:p>
      <text:p text:style-name="P10"><text:tab/><text:tab/>pop AX</text:p>
      <text:p text:style-name="P10"><text:tab/><text:tab/>ret</text:p>
      <text:p text:style-name="P10">PRINT ENDP</text:p>
      <text:p text:style-name="P10"/>
      <text:p text:style-name="P10">DIGIT_TO_CHAR PROC near</text:p>
      <text:p text:style-name="P10">;AL</text:p>
      <text:p text:style-name="P10"><text:tab/>and al,0Fh</text:p>
      <text:p text:style-name="P10"><text:tab/>cmp al,09h</text:p>
      <text:p text:style-name="P10"><text:tab/>jle BLW</text:p>
      <text:p text:style-name="P10"><text:tab/>add al,'A'</text:p>
      <text:p text:style-name="P10"><text:tab/>sub al, 0Ah</text:p>
      <text:p text:style-name="P10"><text:tab/>jmp DTC_CONT</text:p>
      <text:p text:style-name="P10"><text:soft-page-break/>BLW:</text:p>
      <text:p text:style-name="P10"><text:tab/>add al,'0'</text:p>
      <text:p text:style-name="P10">DTC_CONT:</text:p>
      <text:p text:style-name="P10"><text:tab/>ret</text:p>
      <text:p text:style-name="P10">DIGIT_TO_CHAR ENDP</text:p>
      <text:p text:style-name="P10">;----------------------------------------</text:p>
      <text:p text:style-name="P10">PRINT_AS_HEX proc near</text:p>
      <text:p text:style-name="P10">;AL - number</text:p>
      <text:p text:style-name="P10">;;breaks AX,CX,BX</text:p>
      <text:p text:style-name="P10"><text:tab/>push ax</text:p>
      <text:p text:style-name="P10"><text:tab/>push bx</text:p>
      <text:p text:style-name="P10"><text:tab/>push cx</text:p>
      <text:p text:style-name="P10"><text:tab/>push dx</text:p>
      <text:p text:style-name="P10"><text:tab/>;mov bx,dx</text:p>
      <text:p text:style-name="P10"><text:tab/>mov ch,al</text:p>
      <text:p text:style-name="P10"><text:tab/>mov cl,4</text:p>
      <text:p text:style-name="P10"><text:tab/>shr al,cl</text:p>
      <text:p text:style-name="P10"><text:tab/>call DIGIT_TO_CHAR</text:p>
      <text:p text:style-name="P10"><text:tab/>mov dl,al</text:p>
      <text:p text:style-name="P10"><text:tab/>mov ah,02h</text:p>
      <text:p text:style-name="P10"><text:tab/>int 21h</text:p>
      <text:p text:style-name="P10"><text:tab/>mov al,ch</text:p>
      <text:p text:style-name="P10"><text:tab/>call DIGIT_TO_CHAR</text:p>
      <text:p text:style-name="P10"><text:tab/>mov dl,al</text:p>
      <text:p text:style-name="P10"><text:tab/>mov ah,02h</text:p>
      <text:p text:style-name="P10"><text:tab/>int 21h</text:p>
      <text:p text:style-name="P10"><text:tab/>;mov dx,bx</text:p>
      <text:p text:style-name="P10"><text:tab/>pop dx</text:p>
      <text:p text:style-name="P10"><text:tab/>pop cx</text:p>
      <text:p text:style-name="P10"><text:tab/>pop bx</text:p>
      <text:p text:style-name="P10"><text:tab/>pop ax</text:p>
      <text:p text:style-name="P10"><text:tab/></text:p>
      <text:p text:style-name="P10"><text:tab/></text:p>
      <text:p text:style-name="P10"><text:tab/></text:p>
      <text:p text:style-name="P10"><text:tab/>ret</text:p>
      <text:p text:style-name="P10">PRINT_AS_HEX ENDP</text:p>
      <text:p text:style-name="P10"/>
      <text:p text:style-name="P10">PRINT_WORD proc near</text:p>
      <text:p text:style-name="P10">;AX - word</text:p>
      <text:p text:style-name="P10"><text:tab/>xchg AL,AH</text:p>
      <text:p text:style-name="P10"><text:tab/>call PRINT_AS_HEX</text:p>
      <text:p text:style-name="P10"><text:tab/>xchg AL,AH</text:p>
      <text:p text:style-name="P10"><text:tab/>call PRINT_AS_HEX</text:p>
      <text:p text:style-name="P10"><text:tab/>ret</text:p>
      <text:p text:style-name="P10"/>
      <text:p text:style-name="P10">PRINT_WORD ENDP</text:p>
      <text:p text:style-name="P10"/>
      <text:p text:style-name="P10">LN PROC</text:p>
      <text:p text:style-name="P10"><text:soft-page-break/><text:tab/>push AX</text:p>
      <text:p text:style-name="P10"><text:tab/>push DX</text:p>
      <text:p text:style-name="P10"><text:tab/>mov DX, offset NEW_LINE</text:p>
      <text:p text:style-name="P10"><text:tab/>mov AH, 9h</text:p>
      <text:p text:style-name="P10"><text:tab/>int 21h</text:p>
      <text:p text:style-name="P10"><text:tab/>pop DX</text:p>
      <text:p text:style-name="P10"><text:tab/>pop AX</text:p>
      <text:p text:style-name="P10"><text:tab/>ret</text:p>
      <text:p text:style-name="P10">LN ENDP</text:p>
      <text:p text:style-name="P10"/>
      <text:p text:style-name="P10">;-----------------</text:p>
      <text:p text:style-name="P10">BEGIN:<text:tab/></text:p>
      <text:p text:style-name="P10"/>
      <text:p text:style-name="P10">;Avalible mem</text:p>
      <text:p text:style-name="P10"><text:tab/>mov AH, 4Ah</text:p>
      <text:p text:style-name="P10"><text:tab/>mov BX, 0FFFFh</text:p>
      <text:p text:style-name="P10"><text:tab/>int 21h;</text:p>
      <text:p text:style-name="P10"><text:tab/>shl BX, 4</text:p>
      <text:p text:style-name="P10"><text:tab/>mov AX, BX</text:p>
      <text:p text:style-name="P10"><text:tab/>call PRINT_WORD<text:tab/></text:p>
      <text:p text:style-name="P10"><text:tab/>call LN</text:p>
      <text:p text:style-name="P10"><text:tab/></text:p>
      <text:p text:style-name="P10">;Free mem </text:p>
      <text:p text:style-name="P10"><text:tab/>xor AX,AX</text:p>
      <text:p text:style-name="P10"><text:tab/>mov BX, offset STACK_BUF_END</text:p>
      <text:p text:style-name="P10"><text:tab/>add BX, 10Fh</text:p>
      <text:p text:style-name="P10"><text:tab/>shr BX, 4</text:p>
      <text:p text:style-name="P10"><text:tab/>;sub BX,500</text:p>
      <text:p text:style-name="P10"><text:tab/>mov AH, 4Ah</text:p>
      <text:p text:style-name="P10"><text:tab/>int 21h</text:p>
      <text:p text:style-name="P10"><text:tab/>jnc SUCCESS</text:p>
      <text:p text:style-name="P10"><text:tab/>mov DX, offset FREE_FAIL</text:p>
      <text:p text:style-name="P10"><text:tab/>call PRINT</text:p>
      <text:p text:style-name="P10"><text:tab/>call LN</text:p>
      <text:p text:style-name="P10"><text:tab/>jmp FREE_END</text:p>
      <text:p text:style-name="P10"/>
      <text:p text:style-name="P10">SUCCESS:</text:p>
      <text:p text:style-name="P10"><text:tab/>mov DX, offset FREE_SUCCESS</text:p>
      <text:p text:style-name="P10"><text:tab/>call PRINT</text:p>
      <text:p text:style-name="P10"><text:tab/>call LN</text:p>
      <text:p text:style-name="P10">FREE_END:</text:p>
      <text:p text:style-name="P10"><text:tab/>xor AX,AX</text:p>
      <text:p text:style-name="P10">;Alloc mem</text:p>
      <text:p text:style-name="P10"><text:tab/>mov BX, 1000h</text:p>
      <text:p text:style-name="P10"><text:tab/>mov AH, 48h</text:p>
      <text:p text:style-name="P10"><text:tab/>int 21h</text:p>
      <text:p text:style-name="P10"><text:tab/>jnc ALLOCATE_SUCCESS</text:p>
      <text:p text:style-name="P10"><text:tab/>mov DX, offset ALLOC_FAIL</text:p>
      <text:p text:style-name="P10"><text:soft-page-break/><text:tab/>call PRINT</text:p>
      <text:p text:style-name="P10"><text:tab/>call LN</text:p>
      <text:p text:style-name="P10"><text:tab/>jmp ALLOCATE_DONE</text:p>
      <text:p text:style-name="P10"/>
      <text:p text:style-name="P10">ALLOCATE_SUCCESS:</text:p>
      <text:p text:style-name="P10"><text:tab/>mov DX, offset ALLOC_SUCCESS</text:p>
      <text:p text:style-name="P10"><text:tab/>call PRINT</text:p>
      <text:p text:style-name="P10"><text:tab/>call LN</text:p>
      <text:p text:style-name="P10"/>
      <text:p text:style-name="P10">ALLOCATE_DONE:</text:p>
      <text:p text:style-name="P10"><text:tab/></text:p>
      <text:p text:style-name="P10">;Extended mem</text:p>
      <text:p text:style-name="P10"><text:tab/>mov AL, 30h</text:p>
      <text:p text:style-name="P10"><text:tab/>out 70h, AL</text:p>
      <text:p text:style-name="P10"><text:tab/>in AL, 71h</text:p>
      <text:p text:style-name="P10"><text:tab/>mov BL, AL</text:p>
      <text:p text:style-name="P10"><text:tab/>mov AL, 31h</text:p>
      <text:p text:style-name="P10"><text:tab/>out 70h, AL</text:p>
      <text:p text:style-name="P10"><text:tab/>in AL, 71h</text:p>
      <text:p text:style-name="P10"><text:tab/>mov BH, AL</text:p>
      <text:p text:style-name="P10"><text:tab/>mov AX, BX</text:p>
      <text:p text:style-name="P10"><text:tab/>call LN</text:p>
      <text:p text:style-name="P10"><text:tab/>call PRINT_WORD<text:tab/></text:p>
      <text:p text:style-name="P10"><text:tab/>call LN</text:p>
      <text:p text:style-name="P10"><text:tab/>call LN</text:p>
      <text:p text:style-name="P10">;MCB's</text:p>
      <text:p text:style-name="P10"><text:tab/>mov AH, 52h</text:p>
      <text:p text:style-name="P10"><text:tab/>int 21h</text:p>
      <text:p text:style-name="P10"><text:tab/>mov AX, ES:[BX-2]</text:p>
      <text:p text:style-name="P10"><text:tab/>mov ES, AX</text:p>
      <text:p text:style-name="P10"><text:tab/>xor CX, CX</text:p>
      <text:p text:style-name="P10">NEXT:</text:p>
      <text:p text:style-name="P10"><text:tab/>inc CX</text:p>
      <text:p text:style-name="P10"><text:tab/>mov AX,CX</text:p>
      <text:p text:style-name="P10"><text:tab/>call PRINT_WORD</text:p>
      <text:p text:style-name="P10"><text:tab/>call LN</text:p>
      <text:p text:style-name="P10"><text:tab/>push CX</text:p>
      <text:p text:style-name="P10"><text:tab/></text:p>
      <text:p text:style-name="P10"><text:tab/>xor AX, AX</text:p>
      <text:p text:style-name="P10"><text:tab/>mov AL, ES:[0h]</text:p>
      <text:p text:style-name="P10"><text:tab/>push AX</text:p>
      <text:p text:style-name="P10"><text:tab/>mov AX, ES:[1h]</text:p>
      <text:p text:style-name="P10"/>
      <text:p text:style-name="P10"><text:tab/>cmp AX, 0h</text:p>
      <text:p text:style-name="P10"><text:tab/>je AREA_FREE</text:p>
      <text:p text:style-name="P10"><text:tab/>cmp AX, 6h</text:p>
      <text:p text:style-name="P10"><text:tab/>je AREA_DRIVER</text:p>
      <text:p text:style-name="P10"><text:tab/>cmp AX, 7h</text:p>
      <text:p text:style-name="P10"><text:soft-page-break/><text:tab/>je AREA_TOP</text:p>
      <text:p text:style-name="P10"><text:tab/>cmp AX, 8h</text:p>
      <text:p text:style-name="P10"><text:tab/>je AREA_DOS</text:p>
      <text:p text:style-name="P10"><text:tab/>cmp AX, 0FFFAh</text:p>
      <text:p text:style-name="P10"><text:tab/>je AREA_BLOCK</text:p>
      <text:p text:style-name="P10"><text:tab/>cmp AX, 0FFFDh</text:p>
      <text:p text:style-name="P10"><text:tab/>je AREA_BLOCKED</text:p>
      <text:p text:style-name="P10"><text:tab/>cmp AX, 0FFFEh</text:p>
      <text:p text:style-name="P10"><text:tab/>je AREA_LAST</text:p>
      <text:p text:style-name="P10"><text:tab/>xor DX, DX</text:p>
      <text:p text:style-name="P10"><text:tab/>call PRINT_WORD</text:p>
      <text:p text:style-name="P10"><text:tab/>call LN</text:p>
      <text:p text:style-name="P10"><text:tab/>jmp AFTER_SWITCH</text:p>
      <text:p text:style-name="P10"/>
      <text:p text:style-name="P10"/>
      <text:p text:style-name="P10">AREA_FREE:</text:p>
      <text:p text:style-name="P10"><text:tab/>mov DX, offset STR_O1</text:p>
      <text:p text:style-name="P10"><text:tab/>jmp END_OF_SWITCH</text:p>
      <text:p text:style-name="P10">AREA_DRIVER:</text:p>
      <text:p text:style-name="P10"><text:tab/>mov DX, offset STR_O2</text:p>
      <text:p text:style-name="P10"><text:tab/>jmp END_OF_SWITCH</text:p>
      <text:p text:style-name="P10">AREA_TOP:</text:p>
      <text:p text:style-name="P10"><text:tab/>mov DX, offset STR_O3</text:p>
      <text:p text:style-name="P10"><text:tab/>jmp END_OF_SWITCH</text:p>
      <text:p text:style-name="P10">AREA_DOS:</text:p>
      <text:p text:style-name="P10"><text:tab/>mov DX, offset STR_O4</text:p>
      <text:p text:style-name="P10"><text:tab/>jmp END_OF_SWITCH</text:p>
      <text:p text:style-name="P10">AREA_BLOCK:</text:p>
      <text:p text:style-name="P10"><text:tab/>mov DX, offset STR_O5</text:p>
      <text:p text:style-name="P10"><text:tab/>jmp END_OF_SWITCH</text:p>
      <text:p text:style-name="P10">AREA_BLOCKED:</text:p>
      <text:p text:style-name="P10"><text:tab/>mov DX, offset STR_O6</text:p>
      <text:p text:style-name="P10"><text:tab/>jmp END_OF_SWITCH</text:p>
      <text:p text:style-name="P10">AREA_LAST:</text:p>
      <text:p text:style-name="P10"><text:tab/>mov DX, offset STR_O7</text:p>
      <text:p text:style-name="P10">END_OF_SWITCH:</text:p>
      <text:p text:style-name="P10"><text:tab/>call PRINT</text:p>
      <text:p text:style-name="P10"><text:tab/>call LN</text:p>
      <text:p text:style-name="P10"><text:tab/>call LN</text:p>
      <text:p text:style-name="P10"/>
      <text:p text:style-name="P10">AFTER_SWITCH:<text:tab/></text:p>
      <text:p text:style-name="P10">;size</text:p>
      <text:p text:style-name="P10"><text:tab/>mov AX, ES:[3h]</text:p>
      <text:p text:style-name="P10"><text:tab/>mov BX, 10h</text:p>
      <text:p text:style-name="P10"><text:tab/>mul BX</text:p>
      <text:p text:style-name="P10"><text:tab/>call PRINT_WORD</text:p>
      <text:p text:style-name="P10"><text:tab/>call LN</text:p>
      <text:p text:style-name="P10"><text:tab/></text:p>
      <text:p text:style-name="P10"><text:soft-page-break/><text:tab/>mov CX, 8</text:p>
      <text:p text:style-name="P10"><text:tab/>xor SI, SI</text:p>
      <text:p text:style-name="P10"><text:tab/>call LN</text:p>
      <text:p text:style-name="P10">PRINT_LAST_BYTES:</text:p>
      <text:p text:style-name="P10"><text:tab/>mov DL, ES:[SI + 8h]</text:p>
      <text:p text:style-name="P10"><text:tab/>mov AH, 02h</text:p>
      <text:p text:style-name="P10"><text:tab/>int 21h</text:p>
      <text:p text:style-name="P10"><text:tab/>inc SI</text:p>
      <text:p text:style-name="P10"><text:tab/>loop PRINT_LAST_BYTES</text:p>
      <text:p text:style-name="P10"><text:tab/>call LN</text:p>
      <text:p text:style-name="P10"/>
      <text:p text:style-name="P10"><text:tab/>mov AX, ES:[3h]</text:p>
      <text:p text:style-name="P10"><text:tab/>mov BX, ES</text:p>
      <text:p text:style-name="P10"><text:tab/>add BX, AX</text:p>
      <text:p text:style-name="P10"><text:tab/>inc BX</text:p>
      <text:p text:style-name="P10"><text:tab/>mov ES, BX</text:p>
      <text:p text:style-name="P10"><text:tab/>pop AX</text:p>
      <text:p text:style-name="P10"><text:tab/>pop CX</text:p>
      <text:p text:style-name="P10"><text:tab/>cmp AL, 5Ah</text:p>
      <text:p text:style-name="P10"><text:tab/>je END_PROC</text:p>
      <text:p text:style-name="P10"><text:tab/>call LN</text:p>
      <text:p text:style-name="P10"><text:tab/>jmp NEXT</text:p>
      <text:p text:style-name="P10">END_PROC:</text:p>
      <text:p text:style-name="P10"><text:tab/></text:p>
      <text:p text:style-name="P10"><text:tab/></text:p>
      <text:p text:style-name="P10">EXIT:</text:p>
      <text:p text:style-name="P10"><text:tab/>xor AL,AL</text:p>
      <text:p text:style-name="P10"><text:tab/>mov AH,4Ch</text:p>
      <text:p text:style-name="P10"><text:tab/>int 21h</text:p>
      <text:p text:style-name="P10"><text:tab/></text:p>
      <text:p text:style-name="P10"><text:tab/>STACK_BUF:</text:p>
      <text:p text:style-name="P10"><text:tab/><text:tab/>DW 128 dup(0)</text:p>
      <text:p text:style-name="P10"><text:tab/>STACK_BUF_END:</text:p>
      <text:p text:style-name="P10"><text:tab/></text:p>
      <text:p text:style-name="P10">TESTPC ENDS</text:p>
      <text:p text:style-name="P10">END START</text:p>
      <text:p text:style-name="P10"><text:span text:style-name="Book_20_Title"><text:span text:style-name="T2"/></text:span></text:p>
      <text:p text:style-name="P12"><text:span text:style-name="Book_20_Title"><text:span text:style-name="T7">L</text:span></text:span><text:span text:style-name="Book_20_Title"><text:span text:style-name="T8">3_4.asm</text:span></text:span></text:p>
      <text:p text:style-name="P11">TESTPC<text:tab/>SEGMENT</text:p>
      <text:p text:style-name="P11"><text:tab/>ASSUME CS:TESTPC, DS:TESTPC, ES:NOTHING, SS:NOTHING</text:p>
      <text:p text:style-name="P11"><text:tab/>ORG 100H</text:p>
      <text:p text:style-name="P11"><text:tab/></text:p>
      <text:p text:style-name="P11">START:<text:tab/>JMP BEGIN</text:p>
      <text:p text:style-name="P11">;data</text:p>
      <text:p text:style-name="P11"/>
      <text:p text:style-name="P11">STR_O1 db " free$";</text:p>
      <text:p text:style-name="P11">STR_O2 db " OS XMS UMB$";</text:p>
      <text:p text:style-name="P11">STR_O3 db " driver's top memory$";</text:p>
      <text:p text:style-name="P11"><text:soft-page-break/>STR_O4 db " MS DOS$";</text:p>
      <text:p text:style-name="P11">STR_O5 db " control block 386MAX UMB$";</text:p>
      <text:p text:style-name="P11">STR_O6 db " blocked 386MAX$";</text:p>
      <text:p text:style-name="P11">STR_O7 db " 386MAX UMB$";</text:p>
      <text:p text:style-name="P11"/>
      <text:p text:style-name="P11">FREE_SUCCESS db "Mem freed$";</text:p>
      <text:p text:style-name="P11">FREE_FAIL db "Mem not freed$";</text:p>
      <text:p text:style-name="P11"/>
      <text:p text:style-name="P11">ALLOC_SUCCESS db "Mem allocated$";</text:p>
      <text:p text:style-name="P11">ALLOC_FAIL db "Mem not allocated$";</text:p>
      <text:p text:style-name="P11"/>
      <text:p text:style-name="P11">NEW_LINE db 0DH,0AH,'$'</text:p>
      <text:p text:style-name="P11"/>
      <text:p text:style-name="P11"/>
      <text:p text:style-name="P11"/>
      <text:p text:style-name="P11"/>
      <text:p text:style-name="P11">STRING DB 'Some text <text:s text:c="6"/>',0DH,0AH,'$'</text:p>
      <text:p text:style-name="P11">;procedures</text:p>
      <text:p text:style-name="P11"/>
      <text:p text:style-name="P11">PRINT PROC</text:p>
      <text:p text:style-name="P11"><text:tab/><text:tab/>push AX</text:p>
      <text:p text:style-name="P11"><text:tab/><text:tab/>mov AH, 9h</text:p>
      <text:p text:style-name="P11"><text:tab/><text:tab/>int 21h</text:p>
      <text:p text:style-name="P11"><text:tab/><text:tab/>pop AX</text:p>
      <text:p text:style-name="P11"><text:tab/><text:tab/>ret</text:p>
      <text:p text:style-name="P11">PRINT ENDP</text:p>
      <text:p text:style-name="P11"/>
      <text:p text:style-name="P11">DIGIT_TO_CHAR PROC near</text:p>
      <text:p text:style-name="P11">;AL</text:p>
      <text:p text:style-name="P11"><text:tab/>and al,0Fh</text:p>
      <text:p text:style-name="P11"><text:tab/>cmp al,09h</text:p>
      <text:p text:style-name="P11"><text:tab/>jle BLW</text:p>
      <text:p text:style-name="P11"><text:tab/>add al,'A'</text:p>
      <text:p text:style-name="P11"><text:tab/>sub al, 0Ah</text:p>
      <text:p text:style-name="P11"><text:tab/>jmp DTC_CONT</text:p>
      <text:p text:style-name="P11">BLW:</text:p>
      <text:p text:style-name="P11"><text:tab/>add al,'0'</text:p>
      <text:p text:style-name="P11">DTC_CONT:</text:p>
      <text:p text:style-name="P11"><text:tab/>ret</text:p>
      <text:p text:style-name="P11">DIGIT_TO_CHAR ENDP</text:p>
      <text:p text:style-name="P11">;----------------------------------------</text:p>
      <text:p text:style-name="P11">PRINT_AS_HEX proc near</text:p>
      <text:p text:style-name="P11">;AL - number</text:p>
      <text:p text:style-name="P11">;;breaks AX,CX,BX</text:p>
      <text:p text:style-name="P11"><text:tab/>push ax</text:p>
      <text:p text:style-name="P11"><text:tab/>push bx</text:p>
      <text:p text:style-name="P11"><text:tab/>push cx</text:p>
      <text:p text:style-name="P11"><text:tab/>push dx</text:p>
      <text:p text:style-name="P11"><text:soft-page-break/><text:tab/>;mov bx,dx</text:p>
      <text:p text:style-name="P11"><text:tab/>mov ch,al</text:p>
      <text:p text:style-name="P11"><text:tab/>mov cl,4</text:p>
      <text:p text:style-name="P11"><text:tab/>shr al,cl</text:p>
      <text:p text:style-name="P11"><text:tab/>call DIGIT_TO_CHAR</text:p>
      <text:p text:style-name="P11"><text:tab/>mov dl,al</text:p>
      <text:p text:style-name="P11"><text:tab/>mov ah,02h</text:p>
      <text:p text:style-name="P11"><text:tab/>int 21h</text:p>
      <text:p text:style-name="P11"><text:tab/>mov al,ch</text:p>
      <text:p text:style-name="P11"><text:tab/>call DIGIT_TO_CHAR</text:p>
      <text:p text:style-name="P11"><text:tab/>mov dl,al</text:p>
      <text:p text:style-name="P11"><text:tab/>mov ah,02h</text:p>
      <text:p text:style-name="P11"><text:tab/>int 21h</text:p>
      <text:p text:style-name="P11"><text:tab/>;mov dx,bx</text:p>
      <text:p text:style-name="P11"><text:tab/>pop dx</text:p>
      <text:p text:style-name="P11"><text:tab/>pop cx</text:p>
      <text:p text:style-name="P11"><text:tab/>pop bx</text:p>
      <text:p text:style-name="P11"><text:tab/>pop ax</text:p>
      <text:p text:style-name="P11"><text:tab/></text:p>
      <text:p text:style-name="P11"><text:tab/></text:p>
      <text:p text:style-name="P11"><text:tab/></text:p>
      <text:p text:style-name="P11"><text:tab/>ret</text:p>
      <text:p text:style-name="P11">PRINT_AS_HEX ENDP</text:p>
      <text:p text:style-name="P11"/>
      <text:p text:style-name="P11">PRINT_WORD proc near</text:p>
      <text:p text:style-name="P11">;AX - word</text:p>
      <text:p text:style-name="P11"><text:tab/>xchg AL,AH</text:p>
      <text:p text:style-name="P11"><text:tab/>call PRINT_AS_HEX</text:p>
      <text:p text:style-name="P11"><text:tab/>xchg AL,AH</text:p>
      <text:p text:style-name="P11"><text:tab/>call PRINT_AS_HEX</text:p>
      <text:p text:style-name="P11"><text:tab/>ret</text:p>
      <text:p text:style-name="P11"/>
      <text:p text:style-name="P11">PRINT_WORD ENDP</text:p>
      <text:p text:style-name="P11"/>
      <text:p text:style-name="P11">LN PROC</text:p>
      <text:p text:style-name="P11"><text:tab/>push AX</text:p>
      <text:p text:style-name="P11"><text:tab/>push DX</text:p>
      <text:p text:style-name="P11"><text:tab/>mov DX, offset NEW_LINE</text:p>
      <text:p text:style-name="P11"><text:tab/>mov AH, 9h</text:p>
      <text:p text:style-name="P11"><text:tab/>int 21h</text:p>
      <text:p text:style-name="P11"><text:tab/>pop DX</text:p>
      <text:p text:style-name="P11"><text:tab/>pop AX</text:p>
      <text:p text:style-name="P11"><text:tab/>ret</text:p>
      <text:p text:style-name="P11">LN ENDP</text:p>
      <text:p text:style-name="P11"/>
      <text:p text:style-name="P11">;-----------------</text:p>
      <text:p text:style-name="P11">BEGIN:<text:tab/></text:p>
      <text:p text:style-name="P11"/>
      <text:p text:style-name="P11"><text:soft-page-break/>;Avalible mem</text:p>
      <text:p text:style-name="P11"><text:tab/>mov AH, 4Ah</text:p>
      <text:p text:style-name="P11"><text:tab/>mov BX, 0FFFFh</text:p>
      <text:p text:style-name="P11"><text:tab/>int 21h;</text:p>
      <text:p text:style-name="P11"><text:tab/>shl BX, 4</text:p>
      <text:p text:style-name="P11"><text:tab/>mov AX, BX</text:p>
      <text:p text:style-name="P11"><text:tab/>call PRINT_WORD<text:tab/></text:p>
      <text:p text:style-name="P11"/>
      <text:p text:style-name="P11">;Alloc mem</text:p>
      <text:p text:style-name="P11"><text:tab/>mov BX, 1000h</text:p>
      <text:p text:style-name="P11"><text:tab/>mov AH, 48h</text:p>
      <text:p text:style-name="P11"><text:tab/>int 21h</text:p>
      <text:p text:style-name="P11"><text:tab/>jnc ALLOCATE_SUCCESS</text:p>
      <text:p text:style-name="P11"><text:tab/>mov DX, offset ALLOC_FAIL</text:p>
      <text:p text:style-name="P11"><text:tab/>call PRINT</text:p>
      <text:p text:style-name="P11"><text:tab/>call LN</text:p>
      <text:p text:style-name="P11"><text:tab/>jmp ALLOCATE_DONE</text:p>
      <text:p text:style-name="P11"/>
      <text:p text:style-name="P11">ALLOCATE_SUCCESS:</text:p>
      <text:p text:style-name="P11"><text:tab/>mov DX, offset ALLOC_SUCCESS</text:p>
      <text:p text:style-name="P11"><text:tab/>call PRINT</text:p>
      <text:p text:style-name="P11"><text:tab/>call LN</text:p>
      <text:p text:style-name="P11"/>
      <text:p text:style-name="P11">ALLOCATE_DONE:</text:p>
      <text:p text:style-name="P11"/>
      <text:p text:style-name="P11">;Free mem </text:p>
      <text:p text:style-name="P11"><text:tab/>xor AX,AX</text:p>
      <text:p text:style-name="P11"><text:tab/>mov BX, offset STACK_BUF_END</text:p>
      <text:p text:style-name="P11"><text:tab/>add BX, 10Fh</text:p>
      <text:p text:style-name="P11"><text:tab/>shr BX, 4</text:p>
      <text:p text:style-name="P11"><text:tab/>;sub BX,500</text:p>
      <text:p text:style-name="P11"><text:tab/>mov AH, 4Ah</text:p>
      <text:p text:style-name="P11"><text:tab/>int 21h</text:p>
      <text:p text:style-name="P11"><text:tab/>jnc SUCCESS</text:p>
      <text:p text:style-name="P11"><text:tab/>mov DX, offset FREE_FAIL</text:p>
      <text:p text:style-name="P11"><text:tab/>call PRINT</text:p>
      <text:p text:style-name="P11"><text:tab/>call LN</text:p>
      <text:p text:style-name="P11"><text:tab/>jmp FREE_END</text:p>
      <text:p text:style-name="P11"/>
      <text:p text:style-name="P11">SUCCESS:</text:p>
      <text:p text:style-name="P11"><text:tab/>mov DX, offset FREE_SUCCESS</text:p>
      <text:p text:style-name="P11"><text:tab/>call PRINT</text:p>
      <text:p text:style-name="P11"><text:tab/>call LN</text:p>
      <text:p text:style-name="P11">FREE_END:</text:p>
      <text:p text:style-name="P11"><text:tab/>xor AX,AX</text:p>
      <text:p text:style-name="P11"/>
      <text:p text:style-name="P11"/>
      <text:p text:style-name="P11"><text:tab/></text:p>
      <text:p text:style-name="P11"><text:soft-page-break/>;Extended mem</text:p>
      <text:p text:style-name="P11"><text:tab/>mov AL, 30h</text:p>
      <text:p text:style-name="P11"><text:tab/>out 70h, AL</text:p>
      <text:p text:style-name="P11"><text:tab/>in AL, 71h</text:p>
      <text:p text:style-name="P11"><text:tab/>mov BL, AL</text:p>
      <text:p text:style-name="P11"><text:tab/>mov AL, 31h</text:p>
      <text:p text:style-name="P11"><text:tab/>out 70h, AL</text:p>
      <text:p text:style-name="P11"><text:tab/>in AL, 71h</text:p>
      <text:p text:style-name="P11"><text:tab/>mov BH, AL</text:p>
      <text:p text:style-name="P11"><text:tab/>mov AX, BX</text:p>
      <text:p text:style-name="P11"><text:tab/>call LN</text:p>
      <text:p text:style-name="P11"><text:tab/>call PRINT_WORD<text:tab/></text:p>
      <text:p text:style-name="P11"><text:tab/>call LN</text:p>
      <text:p text:style-name="P11"><text:tab/>call LN</text:p>
      <text:p text:style-name="P11">;MCB's</text:p>
      <text:p text:style-name="P11"><text:tab/>mov AH, 52h</text:p>
      <text:p text:style-name="P11"><text:tab/>int 21h</text:p>
      <text:p text:style-name="P11"><text:tab/>mov AX, ES:[BX-2]</text:p>
      <text:p text:style-name="P11"><text:tab/>mov ES, AX</text:p>
      <text:p text:style-name="P11"><text:tab/>xor CX, CX</text:p>
      <text:p text:style-name="P11">NEXT:</text:p>
      <text:p text:style-name="P11"><text:tab/>inc CX</text:p>
      <text:p text:style-name="P11"><text:tab/>mov AX,CX</text:p>
      <text:p text:style-name="P11"><text:tab/>call PRINT_WORD</text:p>
      <text:p text:style-name="P11"><text:tab/>call LN</text:p>
      <text:p text:style-name="P11"><text:tab/>push CX</text:p>
      <text:p text:style-name="P11"><text:tab/></text:p>
      <text:p text:style-name="P11"><text:tab/>xor AX, AX</text:p>
      <text:p text:style-name="P11"><text:tab/>mov AL, ES:[0h]</text:p>
      <text:p text:style-name="P11"><text:tab/>push AX</text:p>
      <text:p text:style-name="P11"><text:tab/>mov AX, ES:[1h]</text:p>
      <text:p text:style-name="P11"/>
      <text:p text:style-name="P11"><text:tab/>cmp AX, 0h</text:p>
      <text:p text:style-name="P11"><text:tab/>je AREA_FREE</text:p>
      <text:p text:style-name="P11"><text:tab/>cmp AX, 6h</text:p>
      <text:p text:style-name="P11"><text:tab/>je AREA_DRIVER</text:p>
      <text:p text:style-name="P11"><text:tab/>cmp AX, 7h</text:p>
      <text:p text:style-name="P11"><text:tab/>je AREA_TOP</text:p>
      <text:p text:style-name="P11"><text:tab/>cmp AX, 8h</text:p>
      <text:p text:style-name="P11"><text:tab/>je AREA_DOS</text:p>
      <text:p text:style-name="P11"><text:tab/>cmp AX, 0FFFAh</text:p>
      <text:p text:style-name="P11"><text:tab/>je AREA_BLOCK</text:p>
      <text:p text:style-name="P11"><text:tab/>cmp AX, 0FFFDh</text:p>
      <text:p text:style-name="P11"><text:tab/>je AREA_BLOCKED</text:p>
      <text:p text:style-name="P11"><text:tab/>cmp AX, 0FFFEh</text:p>
      <text:p text:style-name="P11"><text:tab/>je AREA_LAST</text:p>
      <text:p text:style-name="P11"><text:tab/>xor DX, DX</text:p>
      <text:p text:style-name="P11"><text:tab/>call PRINT_WORD</text:p>
      <text:p text:style-name="P11"><text:soft-page-break/><text:tab/>call LN</text:p>
      <text:p text:style-name="P11"><text:tab/>jmp AFTER_SWITCH</text:p>
      <text:p text:style-name="P11"/>
      <text:p text:style-name="P11"/>
      <text:p text:style-name="P11">AREA_FREE:</text:p>
      <text:p text:style-name="P11"><text:tab/>mov DX, offset STR_O1</text:p>
      <text:p text:style-name="P11"><text:tab/>jmp END_OF_SWITCH</text:p>
      <text:p text:style-name="P11">AREA_DRIVER:</text:p>
      <text:p text:style-name="P11"><text:tab/>mov DX, offset STR_O2</text:p>
      <text:p text:style-name="P11"><text:tab/>jmp END_OF_SWITCH</text:p>
      <text:p text:style-name="P11">AREA_TOP:</text:p>
      <text:p text:style-name="P11"><text:tab/>mov DX, offset STR_O3</text:p>
      <text:p text:style-name="P11"><text:tab/>jmp END_OF_SWITCH</text:p>
      <text:p text:style-name="P11">AREA_DOS:</text:p>
      <text:p text:style-name="P11"><text:tab/>mov DX, offset STR_O4</text:p>
      <text:p text:style-name="P11"><text:tab/>jmp END_OF_SWITCH</text:p>
      <text:p text:style-name="P11">AREA_BLOCK:</text:p>
      <text:p text:style-name="P11"><text:tab/>mov DX, offset STR_O5</text:p>
      <text:p text:style-name="P11"><text:tab/>jmp END_OF_SWITCH</text:p>
      <text:p text:style-name="P11">AREA_BLOCKED:</text:p>
      <text:p text:style-name="P11"><text:tab/>mov DX, offset STR_O6</text:p>
      <text:p text:style-name="P11"><text:tab/>jmp END_OF_SWITCH</text:p>
      <text:p text:style-name="P11">AREA_LAST:</text:p>
      <text:p text:style-name="P11"><text:tab/>mov DX, offset STR_O7</text:p>
      <text:p text:style-name="P11">END_OF_SWITCH:</text:p>
      <text:p text:style-name="P11"><text:tab/>call PRINT</text:p>
      <text:p text:style-name="P11"><text:tab/>call LN</text:p>
      <text:p text:style-name="P11"><text:tab/>call LN</text:p>
      <text:p text:style-name="P11"/>
      <text:p text:style-name="P11">AFTER_SWITCH:<text:tab/></text:p>
      <text:p text:style-name="P11">;size</text:p>
      <text:p text:style-name="P11"><text:tab/>mov AX, ES:[3h]</text:p>
      <text:p text:style-name="P11"><text:tab/>mov BX, 10h</text:p>
      <text:p text:style-name="P11"><text:tab/>mul BX</text:p>
      <text:p text:style-name="P11"><text:tab/>call PRINT_WORD</text:p>
      <text:p text:style-name="P11"><text:tab/>call LN</text:p>
      <text:p text:style-name="P11"><text:tab/></text:p>
      <text:p text:style-name="P11"><text:tab/>mov CX, 8</text:p>
      <text:p text:style-name="P11"><text:tab/>xor SI, SI</text:p>
      <text:p text:style-name="P11"><text:tab/>call LN</text:p>
      <text:p text:style-name="P11">PRINT_LAST_BYTES:</text:p>
      <text:p text:style-name="P11"><text:tab/>mov DL, ES:[SI + 8h]</text:p>
      <text:p text:style-name="P11"><text:tab/>mov AH, 02h</text:p>
      <text:p text:style-name="P11"><text:tab/>int 21h</text:p>
      <text:p text:style-name="P11"><text:tab/>inc SI</text:p>
      <text:p text:style-name="P11"><text:tab/>loop PRINT_LAST_BYTES</text:p>
      <text:p text:style-name="P11"><text:tab/>call LN</text:p>
      <text:p text:style-name="P11"/>
      <text:p text:style-name="P11"><text:soft-page-break/><text:tab/>mov AX, ES:[3h]</text:p>
      <text:p text:style-name="P11"><text:tab/>mov BX, ES</text:p>
      <text:p text:style-name="P11"><text:tab/>add BX, AX</text:p>
      <text:p text:style-name="P11"><text:tab/>inc BX</text:p>
      <text:p text:style-name="P11"><text:tab/>mov ES, BX</text:p>
      <text:p text:style-name="P11"><text:tab/>pop AX</text:p>
      <text:p text:style-name="P11"><text:tab/>pop CX</text:p>
      <text:p text:style-name="P11"><text:tab/>cmp AL, 5Ah</text:p>
      <text:p text:style-name="P11"><text:tab/>je END_PROC</text:p>
      <text:p text:style-name="P11"><text:tab/>call LN</text:p>
      <text:p text:style-name="P11"><text:tab/>jmp NEXT</text:p>
      <text:p text:style-name="P11">END_PROC:</text:p>
      <text:p text:style-name="P11"><text:tab/></text:p>
      <text:p text:style-name="P11"><text:tab/></text:p>
      <text:p text:style-name="P11">EXIT:</text:p>
      <text:p text:style-name="P11"><text:tab/>xor AL,AL</text:p>
      <text:p text:style-name="P11"><text:tab/>mov AH,4Ch</text:p>
      <text:p text:style-name="P11"><text:tab/>int 21h</text:p>
      <text:p text:style-name="P11"><text:tab/></text:p>
      <text:p text:style-name="P11"><text:tab/>STACK_BUF:</text:p>
      <text:p text:style-name="P11"><text:tab/><text:tab/>DW 128 dup(0)</text:p>
      <text:p text:style-name="P11"><text:tab/>STACK_BUF_END:</text:p>
      <text:p text:style-name="P11"><text:tab/></text:p>
      <text:p text:style-name="P11">TESTPC ENDS</text:p>
      <text:p text:style-name="P11">END START</text:p>
      <text:p text:style-name="P14"><text:span text:style-name="Book_20_Title"><text:span text:style-name="T8"/>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, Arial" svg:font-family="'Helvetica, Arial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, Arial1" svg:font-family="'Helvetica, Aria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126in" style:writing-mode="lr-tb"/>
      <style:text-properties style:use-window-font-color="true" style:font-name="Liberation Serif" fo:font-size="10pt" fo:language="ru" fo:country="RU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1pt" fo:language="ru" fo:country="RU" fo:font-weight="bold" style:letter-kerning="false" style:font-name-asian="Noto Sans CJK SC" style:font-family-asian="'Noto Sans CJK SC'" style:font-family-generic-asian="system" style:font-pitch-asian="variable" style:font-size-asian="11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Standard" style:default-outline-level="" style:class="list">
      <style:paragraph-properties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justify" style:justify-single-word="false" fo:orphans="0" fo:widows="0" fo:keep-with-next="always" style:writing-mode="lr-tb"/>
      <style:text-properties fo:font-style="italic" style:font-style-asian="italic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.0417in" loext:contextual-spacing="false" fo:text-align="start" style:justify-single-word="false" fo:orphans="0" fo:widows="0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665in" fo:margin-bottom="0.0417in" loext:contextual-spacing="false" fo:text-align="start" style:justify-single-word="false" fo:orphans="0" fo:widows="0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243f6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0404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0404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 style:font-size-complex="10pt" style:font-style-complex="italic"/>
    </style:style>
    <style:style style:name="caption" style:family="paragraph" style:default-outline-level="">
      <style:paragraph-properties fo:margin-left="0in" fo:margin-right="0in" fo:text-align="start" style:justify-single-word="false" fo:orphans="0" fo:widows="0" fo:text-indent="0.3937in" style:auto-text-indent="false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0pt" style:language-complex="hi" style:country-complex="IN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Text_20_body_20__28_user_29_" style:display-name="Text body (user)" style:family="paragraph" style:parent-style-name="Standard_20__28_user_29_" style:default-outline-level="">
      <style:paragraph-properties fo:text-align="center" style:justify-single-word="false"/>
      <style:text-properties fo:font-size="14pt" fo:font-weight="bold" style:font-size-asian="14pt" style:font-weight-asian="bold"/>
    </style:style>
    <style:style style:name="Text_20_body_20_indent_20__28_user_29_" style:display-name="Text body indent (user)" style:family="paragraph" style:parent-style-name="Standard_20__28_user_29_" style:default-outline-level="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_20__28_user_29_" style:default-outline-level="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_20__28_user_29_" style:default-outline-level=""/>
    <style:style style:name="Normal_20__28_Web_29_" style:display-name="Normal (Web)" style:family="paragraph" style:parent-style-name="Standard_20__28_user_29_" style:default-outline-level="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_20__28_user_29_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_20__28_user_29_" style:default-outline-level="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Body_20_Text_20_Indent_20_3" style:display-name="Body Text Indent 3" style:family="paragraph" style:parent-style-name="Standard_20__28_user_29_" style:default-outline-level="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_20__28_user_29_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_20__28_user_29_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_20__28_user_29_" style:default-outline-level="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Footer" style:family="paragraph" style:parent-style-name="Standard_20__28_user_29_" style:default-outline-level="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ConsPlusNormal" style:family="paragraph" style:default-outline-level="">
      <style:paragraph-properties fo:margin-left="0in" fo:margin-right="0in" fo:text-align="start" style:justify-single-word="false" fo:orphans="2" fo:widows="2" fo:text-indent="0.5in" style:auto-text-indent="false" style:writing-mode="lr-tb"/>
      <style:text-properties style:use-window-font-color="true" style:font-name="Arial" fo:font-family="Arial" style:font-family-generic="roman" style:font-pitch="variable" fo:font-size="10pt" fo:language="ru" fo:country="RU" style:letter-kerning="false" style:font-name-asian="Times New Roman2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Header" style:family="paragraph" style:parent-style-name="Standard_20__28_user_29_" style:default-outline-level="" style:class="extra"/>
    <style:style style:name="Основной_20_текст1" style:display-name="Основной текст1" style:family="paragraph" style:default-outline-level="">
      <style:paragraph-properties style:line-height-at-least="0.1665in" fo:text-align="justify" style:justify-single-word="false" fo:orphans="2" fo:widows="2" style:writing-mode="lr-tb"/>
      <style:text-properties fo:color="#000000" style:font-name="Arial" fo:font-family="Arial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_20__28_user_29_" style:default-outline-level="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8pt" fo:language="ru" fo:country="RU" style:letter-kerning="false" style:font-name-asian="Calibri1" style:font-family-asian="Calibri" style:font-family-generic-asian="system" style:font-pitch-asian="variable" style:font-size-asian="8pt" style:language-asian="zh" style:country-asian="CN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Стиль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etter-spacing="-0.0008in" fo:language="ru" fo:country="RU" style:letter-kerning="true" style:font-name-asian="Times New Roman2" style:font-family-asian="'Times New Roman'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_20__28_user_29_" style:default-outline-level="">
      <style:paragraph-properties fo:text-align="justify" style:justify-single-word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Body_20_Text_20_3" style:display-name="Body Text 3" style:family="paragraph" style:parent-style-name="Standard_20__28_user_29_" style:default-outline-level="">
      <style:paragraph-properties fo:margin-top="0in" fo:margin-bottom="0.0835in" loext:contextual-spacing="false" fo:line-height="115%"/>
      <style:text-properties style:font-name="Calibri" fo:font-family="Calibri" style:font-family-generic="roman" style:font-pitch="variable" fo:font-size="8pt" style:font-name-asian="Calibri1" style:font-family-asian="Calibri" style:font-family-generic-asian="system" style:font-pitch-asian="variable" style:font-size-asian="8pt" style:font-name-complex="Calibri1" style:font-family-complex="Calibri" style:font-family-generic-complex="system" style:font-pitch-complex="variable" style:font-size-complex="8pt"/>
    </style:style>
    <style:style style:name="Абзац_20_списка1" style:display-name="Абзац списка1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style:writing-mode="lr-tb"/>
      <style:text-properties fo:color="#000000" style:font-name="Helvetica, Arial" fo:font-family="'Helvetica, Arial'" style:font-family-generic="roman" style:font-pitch="variable" fo:font-size="10pt" fo:language="ru" fo:country="RU" style:letter-kerning="false" style:font-name-asian="Times New Roman2" style:font-family-asian="'Times New Roman'" style:font-family-generic-asian="system" style:font-pitch-asian="variable" style:font-size-asian="10pt" style:language-asian="zh" style:country-asian="CN" style:font-name-complex="Helvetica, Arial1" style:font-family-complex="'Helvetica, Arial'" style:font-family-generic-complex="system" style:font-pitch-complex="variable" style:font-size-complex="10pt" style:language-complex="ar" style:country-complex="SA"/>
    </style:style>
    <style:style style:name="Style16" style:family="paragraph" style:default-outline-level="">
      <style:paragraph-properties fo:line-height="0.1929in" fo:text-align="justify" style:justify-single-word="false" fo:orphans="2" fo:widows="2" style:writing-mode="lr-tb"/>
      <style:text-properties fo:color="#000000" style:font-name="Arial Unicode MS" fo:font-family="'Arial Unicode MS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zh" style:country-asian="CN" style:font-name-complex="Arial Unicode MS1" style:font-family-complex="'Arial Unicode MS'" style:font-family-generic-complex="system" style:font-pitch-complex="variable" style:font-size-complex="12pt" style:language-complex="ar" style:country-complex="SA"/>
    </style:style>
    <style:style style:name="western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List_20_Bullet" style:display-name="List Bullet" style:family="paragraph" style:parent-style-name="Standard_20__28_user_29_" style:default-outline-level="">
      <style:paragraph-properties fo:margin-left="0.25in" fo:margin-right="0in" fo:text-align="justify" style:justify-single-word="false" fo:text-indent="-0.25in" style:auto-text-indent="false"/>
    </style:style>
    <style:style style:name="List_20_Bullet_20_4" style:display-name="List Bullet 4" style:family="paragraph" style:parent-style-name="Standard_20__28_user_29_" style:default-outline-level="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Bullet_20_3" style:display-name="List Bullet 3" style:family="paragraph" style:parent-style-name="Standard_20__28_user_29_" style:default-outline-level="">
      <style:paragraph-properties fo:margin-left="0.6429in" fo:margin-right="0in" fo:text-indent="-0.25in" style:auto-text-indent="false"/>
    </style:style>
    <style:style style:name="for_5f_tables_5f_12" style:display-name="for_tables_12" style:family="paragraph" style:parent-style-name="Standard_20__28_user_29_" style:default-outline-level="">
      <style:paragraph-properties fo:line-height="0.222in"/>
    </style:style>
    <style:style style:name="Основной_20_текст_20_21" style:display-name="Основной текст 21" style:family="paragraph" style:parent-style-name="Standard_20__28_user_29_" style:default-outline-level="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able_20_Paragraph" style:display-name="Table Paragraph" style:family="paragraph" style:parent-style-name="Standard_20__28_user_29_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_20__28_user_29_" style:default-outline-level="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Normal1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2" style:font-family-asian="'Times New Roman'" style:font-family-generic-asian="system" style:font-pitch-asian="variable" style:font-size-asian="10pt" style:language-asian="zh" style:country-asian="CN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imes14_5f__5f__5f_0420_5f_0418_5f_041e2" style:display-name="times14___0420_0418_041e2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_20__28_user_29_" style:default-outline-level="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_20__28_user_29_" style:default-outline-level="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Абзац_20_списка5" style:display-name="Абзац списка5" style:family="paragraph" style:parent-style-name="Standard_20__28_user_29_" style:default-outline-level="">
      <style:paragraph-properties fo:margin-left="0.5in" fo:margin-right="0in" fo:text-indent="0in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_20__28_user_29_" style:default-outline-level="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_20__28_user_29_" style:default-outline-level="">
      <style:paragraph-properties fo:margin-left="0.5in" fo:margin-right="0in" fo:text-indent="0in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_20__28_user_29_" style:default-outline-level="">
      <style:paragraph-properties fo:margin-left="0in" fo:margin-right="0in" fo:text-align="justify" style:justify-single-word="false" fo:text-indent="0.4925in" style:auto-text-indent="false"/>
    </style:style>
    <style:style style:name="HTML_20_Preformatted" style:display-name="HTML Preformatted" style:family="paragraph" style:parent-style-name="Standard_20__28_user_29_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name-asian="Symbol1" style:font-family-asian="Symbol" style:font-family-generic-asian="system" style:font-pitch-asian="variable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0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1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name-asian="Symbol1" style:font-family-asian="Symbol" style:font-family-generic-asian="system" style:font-pitch-asian="variable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WW8Num11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1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2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4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8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8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name-asian="Times New Roman2" style:font-family-asian="'Times New Roman'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name-asian="Times New Roman2" style:font-family-asian="'Times New Roman'" style:font-family-generic-asian="system" style:font-pitch-asian="variable" style:font-size-asian="13pt" style:font-style-asian="italic" style:font-weight-asian="bold" style:font-name-complex="Times New Roman2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none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2" style:font-family-complex="'Times New Roman'" style:font-family-generic-complex="system" style:font-pitch-complex="variable"/>
    </style:style>
    <style:style style:name="Internet_20_link_20__28_user_29_" style:display-name="Internet link (user)" style:family="text">
      <style:text-properties fo:color="#0000ff" style:text-underline-style="solid" style:text-underline-width="auto" style:text-underline-color="font-color" style:font-name-complex="Times New Roman2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2" style:font-family-asian="'Times New Roman'" style:font-family-generic-asian="system" style:font-pitch-asian="variable" style:font-size-asian="11pt" style:font-name-complex="Times New Roman2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2" style:font-family-asian="'Times New Roman'" style:font-family-generic-asian="system" style:font-pitch-asian="variable" style:font-size-asian="8pt" style:font-name-complex="Times New Roman2" style:font-family-complex="'Times New Roman'" style:font-family-generic-complex="system" style:font-pitch-complex="variable" style:font-size-complex="8pt"/>
    </style:style>
    <style:style style:name="short_5f_text" style:display-name="short_text" style:family="text">
      <style:text-properties style:font-name-complex="Times New Roman2" style:font-family-complex="'Times New Roman'" style:font-family-generic-complex="system" style:font-pitch-complex="variable"/>
    </style:style>
    <style:style style:name="hps" style:family="text">
      <style:text-properties style:font-name-complex="Times New Roman2" style:font-family-complex="'Times New Roman'" style:font-family-generic-complex="system" style:font-pitch-complex="variable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Times New Roman2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2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2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2" style:font-family-asian="'Times New Roman'" style:font-family-generic-asian="system" style:font-pitch-asian="variable" style:font-size-asian="8pt" style:font-weight-asian="bold" style:font-name-complex="Arial Unicode MS1" style:font-family-complex="'Arial Unicode MS'" style:font-family-generic-complex="system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name-asian="Times New Roman2" style:font-family-asian="'Times New Roman'" style:font-family-generic-asian="system" style:font-pitch-asian="variable" style:font-size-asian="8pt" style:font-weight-asian="bold" style:font-name-complex="Times New Roman2" style:font-family-complex="'Times New Roman'" style:font-family-generic-complex="system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2" style:font-family-asian="'Times New Roman'" style:font-family-generic-asian="system" style:font-pitch-asian="variable" style:font-size-asian="8pt" style:font-name-complex="Arial Unicode MS1" style:font-family-complex="'Arial Unicode MS'" style:font-family-generic-complex="system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apple-style-span" style:family="text">
      <style:text-properties style:font-name-complex="Times New Roman2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2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2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roman" style:font-pitch="variable" style:font-name-asian="Times New Roman2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hljs-selector-class" style:family="text"/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text-position="0% 100%" fo:font-size="12pt" fo:letter-spacing="normal" fo:font-style="normal" fo:font-weight="normal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2" style:font-family-complex="'Times New Roman'" style:font-family-generic-complex="system" style:font-pitch-complex="variable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stLabel_20_24" style:display-name="ListLabel 24" style:family="text">
      <style:text-properties fo:font-size="12pt" style:font-size-asian="12pt" style:font-name-complex="Times New Roman2" style:font-family-complex="'Times New Roman'" style:font-family-generic-complex="system" style:font-pitch-complex="variable"/>
    </style:style>
    <style:style style:name="ListLabel_20_25" style:display-name="ListLabel 25" style:family="text">
      <style:text-properties fo:font-size="12pt" style:font-size-asian="12pt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fo:font-size="12pt" style:font-size-asian="12pt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5" style:display-name="ListLabel 35" style:family="text">
      <style:text-properties fo:font-size="12pt" style:font-size-asian="12pt" style:font-name-complex="Times New Roman2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fo:font-size="12pt" style:font-size-asian="12pt" style:font-name-complex="Times New Roman2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5909in" fo:margin-bottom="0.4925in" fo:margin-left="1.1811in" fo:margin-right="0.3937in" style:writing-mode="lr-tb" style:layout-grid-color="#c0c0c0" style:layout-grid-lines="153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0102in" fo:margin-bottom="0.0055in" fo:margin-left="1.1811in" fo:margin-right="0.5846in" style:writing-mode="lr-tb" style:layout-grid-color="#c0c0c0" style:layout-grid-lines="153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807in" fo:margin-left="0in" fo:margin-right="0in" fo:margin-bottom="0.5417in" style:dynamic-spacing="true"/>
      </style:header-style>
      <style:footer-style>
        <style:header-footer-properties fo:min-height="0.4866in" fo:margin-left="0in" fo:margin-right="0in" fo:margin-top="0.448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 text:c="5"/></text:p>
      </style:header>
      <style:footer>
        <text:p text:style-name="MP2"><text:page-number text:select-page="current">6</text:page-number></text:p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06:33:00</meta:creation-date>
    <meta:initial-creator>SAP</meta:initial-creator>
    <dc:language>en-GB</dc:language>
    <meta:print-date>2015-07-17T12:06:00</meta:print-date>
    <dc:date>2020-04-13T15:29:12.123985542</dc:date>
    <meta:editing-cycles>25</meta:editing-cycles>
    <dc:title>ПРОЕКТ ЛЭТИ</dc:title>
    <meta:editing-duration>PT2H57M24S</meta:editing-duration>
    <meta:generator>LibreOffice/6.0.7.3$Linux_X86_64 LibreOffice_project/00m0$Build-3</meta:generator>
    <meta:document-statistic meta:table-count="1" meta:image-count="0" meta:object-count="0" meta:page-count="30" meta:paragraph-count="1081" meta:word-count="2627" meta:character-count="15124" meta:non-whitespace-character-count="12667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